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B000002CFA25F657A.png" manifest:media-type="image/png"/>
  <manifest:file-entry manifest:full-path="Pictures/10000001000005C50000026BF1266D4E.png" manifest:media-type="image/png"/>
  <manifest:file-entry manifest:full-path="Pictures/10000001000005E100000268DF99DEC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roman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Source Han Sans CN" svg:font-family="'Source Han Sans CN'" style:font-family-generic="system" style:font-pitch="variable"/>
    <style:font-face style:name="TexMaths Symbols" svg:font-family="'TexMaths Symbols'" style:font-pitch="variable"/>
    <style:font-face style:name="TexMaths Symbols1" svg:font-family="'TexMaths Symbols'"/>
  </office:font-face-decls>
  <office:automatic-styles>
    <style:style style:name="dp1" style:family="drawing-page"/>
    <style:style style:name="gr1" style:family="graphic" style:parent-style-name="Number">
      <style:graphic-properties fo:min-height="0.992cm" fo:min-width="1cm" style:writing-mode="lr-tb" loext:decorative="false"/>
      <style:paragraph-properties style:writing-mode="lr-tb"/>
    </style:style>
    <style:style style:name="gr2" style:family="graphic" style:parent-style-name="Number">
      <style:graphic-properties fo:min-height="1cm" fo:min-width="1cm" style:writing-mode="lr-tb" loext:decorative="false"/>
      <style:paragraph-properties style:writing-mode="lr-tb"/>
    </style:style>
    <style:style style:name="gr3" style:family="graphic" style:parent-style-name="Number">
      <style:graphic-properties draw:stroke-dash="Dot_20__28_Rounded_29_" fo:min-height="1cm" fo:min-width="1cm" style:writing-mode="lr-tb" loext:decorative="false"/>
      <style:paragraph-properties style:writing-mode="lr-tb"/>
    </style:style>
    <style:style style:name="gr4" style:family="graphic" style:parent-style-name="Number">
      <style:graphic-properties draw:stroke-dash="Dot" svg:stroke-linecap="butt" fo:min-height="1cm" fo:min-width="1cm" style:writing-mode="lr-tb" loext:decorative="false"/>
      <style:paragraph-properties style:writing-mode="lr-tb"/>
    </style:style>
    <style:style style:name="gr5" style:family="graphic" style:parent-style-name="Number">
      <style:graphic-properties draw:stroke-dash="Long_20_Dash_20__28_Rounded_29_" fo:min-height="1cm" fo:min-width="1cm" fo:padding-top="0cm" fo:padding-bottom="0cm" fo:padding-left="0cm" fo:padding-right="0cm" style:writing-mode="lr-tb" loext:decorative="false"/>
      <style:paragraph-properties style:writing-mode="lr-tb"/>
    </style:style>
    <style:style style:name="gr6" style:family="graphic" style:parent-style-name="Coalescent">
      <style:graphic-properties loext:decorative="false"/>
    </style:style>
    <style:style style:name="gr7" style:family="graphic">
      <style:graphic-properties style:writing-mode="lr-tb" loext:decorative="false"/>
    </style:style>
    <style:style style:name="gr8" style:family="graphic" style:parent-style-name="Annotations">
      <style:graphic-properties draw:textarea-vertical-align="middle" draw:auto-grow-height="false" fo:min-height="5.62cm" fo:min-width="0.361cm" fo:wrap-option="wrap" style:writing-mode="lr-tb" loext:decorative="false"/>
      <style:paragraph-properties style:writing-mode="lr-tb"/>
    </style:style>
    <style:style style:name="gr9" style:family="graphic" style:parent-style-name="Annotations">
      <style:graphic-properties draw:textarea-vertical-align="middle" draw:auto-grow-height="false" fo:min-height="3.278cm" fo:min-width="0.361cm" fo:wrap-option="wrap" loext:decorative="false"/>
    </style:style>
    <style:style style:name="gr10" style:family="graphic" style:parent-style-name="Annotations">
      <style:graphic-properties draw:textarea-vertical-align="middle" draw:auto-grow-height="false" fo:min-height="5.62cm" fo:min-width="0.361cm" fo:wrap-option="wrap" loext:decorative="false"/>
    </style:style>
    <style:style style:name="gr11" style:family="graphic" style:parent-style-name="Annotations">
      <style:graphic-properties draw:stroke="dash" draw:stroke-dash="Long_20_Dash_20__28_Rounded_29_" svg:stroke-width="0.106cm" draw:marker-start-width="0.364cm" draw:marker-end-width="0.364cm" draw:textarea-vertical-align="bottom" fo:padding-top="0.053cm" fo:padding-bottom="0.053cm" fo:padding-left="0.053cm" fo:padding-right="0.053cm" loext:decorative="false"/>
      <style:paragraph-properties style:writing-mode="lr-tb"/>
    </style:style>
    <style:style style:name="gr12" style:family="graphic" style:parent-style-name="Highlight_20_Box">
      <style:graphic-properties fo:min-height="0.68cm" fo:min-width="0.43cm" loext:decorative="false"/>
    </style:style>
    <style:style style:name="gr13" style:family="graphic" style:parent-style-name="Coalescent">
      <style:graphic-properties draw:stroke="solid" draw:stroke-dash="Dot" svg:stroke-width="0.212cm" svg:stroke-color="#e65100" draw:marker-start-width="0.523cm" draw:marker-end-width="0.523cm" svg:stroke-opacity="100%" svg:stroke-linecap="butt" fo:padding-top="0.081cm" fo:padding-bottom="0.081cm" fo:padding-left="0.081cm" fo:padding-right="0.081cm" loext:decorative="false"/>
    </style:style>
    <style:style style:name="gr14" style:family="graphic" style:parent-style-name="Coalescent">
      <style:graphic-properties draw:stroke="dash" draw:stroke-dash="Dot_20__28_Rounded_29_" svg:stroke-width="0.212cm" svg:stroke-color="#e65100" draw:marker-start-width="0.523cm" draw:marker-end-width="0.523cm" svg:stroke-linecap="round" fo:padding-top="0.081cm" fo:padding-bottom="0.081cm" fo:padding-left="0.081cm" fo:padding-right="0.081cm" loext:decorative="false"/>
    </style:style>
    <style:style style:name="gr15" style:family="graphic" style:parent-style-name="Coalescent">
      <style:graphic-properties draw:stroke="dash" draw:stroke-dash="Dot_20__28_Rounded_29_" svg:stroke-width="0.212cm" svg:stroke-color="#e65100" draw:marker-start-width="0.523cm" draw:marker-end-width="0.523cm" svg:stroke-opacity="40%" svg:stroke-linecap="round" fo:padding-top="0.081cm" fo:padding-bottom="0.081cm" fo:padding-left="0.081cm" fo:padding-right="0.081cm" loext:decorative="false"/>
    </style:style>
    <style:style style:name="gr16" style:family="graphic" style:parent-style-name="Coalescent">
      <style:graphic-properties draw:stroke="dash" draw:stroke-dash="Long_20_Dot" svg:stroke-width="0.212cm" svg:stroke-color="#bf9a56" draw:marker-start-width="0.523cm" draw:marker-end-width="0.523cm" svg:stroke-linecap="butt" fo:padding-top="0.081cm" fo:padding-bottom="0.081cm" fo:padding-left="0.081cm" fo:padding-right="0.081cm" loext:decorative="false"/>
    </style:style>
    <style:style style:name="gr17" style:family="graphic" style:parent-style-name="Coalescent">
      <style:graphic-properties draw:stroke="solid" draw:stroke-dash="Long_20_Dot" svg:stroke-width="0.212cm" svg:stroke-color="#bf9a56" draw:marker-start-width="0.523cm" draw:marker-end-width="0.523cm" svg:stroke-linecap="butt" fo:padding-top="0.081cm" fo:padding-bottom="0.081cm" fo:padding-left="0.081cm" fo:padding-right="0.081cm" loext:decorative="false"/>
    </style:style>
    <style:style style:name="gr18" style:family="graphic" style:parent-style-name="Coalescent">
      <style:graphic-properties draw:stroke="dash" draw:stroke-dash="Long_20_Dot" svg:stroke-width="0.212cm" svg:stroke-color="#bf9a56" draw:marker-start-width="0.523cm" draw:marker-end-width="0.523cm" svg:stroke-opacity="50%" svg:stroke-linecap="butt" fo:padding-top="0.081cm" fo:padding-bottom="0.081cm" fo:padding-left="0.081cm" fo:padding-right="0.081cm" loext:decorative="false"/>
    </style:style>
    <style:style style:name="gr19" style:family="graphic" style:parent-style-name="Coalescent">
      <style:graphic-properties draw:stroke="solid" draw:stroke-dash="Long_20_Dot_20__28_Rounded_29_" svg:stroke-width="0.212cm" svg:stroke-color="#9558b2" draw:marker-start-width="0.523cm" draw:marker-end-width="0.523cm" svg:stroke-linecap="round" fo:padding-top="0.081cm" fo:padding-bottom="0.081cm" fo:padding-left="0.081cm" fo:padding-right="0.081cm" loext:decorative="fals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Coalescent">
      <style:graphic-properties draw:stroke="dash" draw:stroke-dash="Long_20_Dot_20__28_Rounded_29_" svg:stroke-width="0.212cm" svg:stroke-color="#9558b2" draw:marker-start-width="0.523cm" draw:marker-end-width="0.523cm" svg:stroke-opacity="50%" svg:stroke-linecap="round" fo:padding-top="0.081cm" fo:padding-bottom="0.081cm" fo:padding-left="0.081cm" fo:padding-right="0.081cm" loext:decorative="false"/>
    </style:style>
    <style:style style:name="gr22" style:family="graphic" style:parent-style-name="Coalescent">
      <style:graphic-properties svg:stroke-width="0.212cm" svg:stroke-color="#e65100" draw:marker-start-width="0.522cm" draw:marker-end-width="0.522cm" draw:fill-color="#e65100" draw:opacity="100%" fo:padding-top="0.08cm" fo:padding-bottom="0.08cm" fo:padding-left="0.08cm" fo:padding-right="0.08cm" loext:decorative="false"/>
    </style:style>
    <style:style style:name="gr23" style:family="graphic" style:parent-style-name="Coalescent">
      <style:graphic-properties svg:stroke-width="0.212cm" svg:stroke-color="#e65100" draw:marker-start-width="0.523cm" draw:marker-end-width="0.523cm" fo:padding-top="0.081cm" fo:padding-bottom="0.081cm" fo:padding-left="0.081cm" fo:padding-right="0.081cm" loext:decorative="false"/>
    </style:style>
    <style:style style:name="gr24" style:family="graphic" style:parent-style-name="Coalescent">
      <style:graphic-properties svg:stroke-width="0.212cm" svg:stroke-color="#e65100" draw:marker-start="" draw:marker-start-width="0.522cm" draw:marker-end="" draw:marker-end-width="0.522cm" draw:fill-color="#e65100" draw:opacity="100%" fo:padding-top="0.08cm" fo:padding-bottom="0.08cm" fo:padding-left="0.08cm" fo:padding-right="0.08cm" loext:decorative="false"/>
    </style:style>
    <style:style style:name="gr25" style:family="graphic" style:parent-style-name="Coalescent">
      <style:graphic-properties svg:stroke-width="0.212cm" svg:stroke-color="#e65100" draw:marker-start="" draw:marker-start-width="0.523cm" draw:marker-end="" draw:marker-end-width="0.523cm" fo:padding-top="0.081cm" fo:padding-bottom="0.081cm" fo:padding-left="0.081cm" fo:padding-right="0.081cm" loext:decorative="false"/>
    </style:style>
    <style:style style:name="gr26" style:family="graphic" style:parent-style-name="Coalescent">
      <style:graphic-properties svg:stroke-width="0.212cm" svg:stroke-color="#e65100" draw:marker-start-width="0.522cm" draw:marker-end="" draw:marker-end-width="0.522cm" draw:fill-color="#e65100" draw:opacity="100%" fo:padding-top="0.08cm" fo:padding-bottom="0.08cm" fo:padding-left="0.08cm" fo:padding-right="0.08cm" loext:decorative="false"/>
    </style:style>
    <style:style style:name="gr27" style:family="graphic" style:parent-style-name="Coalescent">
      <style:graphic-properties svg:stroke-width="0.212cm" svg:stroke-color="#e65100" draw:marker-start-width="0.522cm" draw:marker-end="Arrowheads_20_1" draw:marker-end-width="0.522cm" draw:fill-color="#e65100" draw:opacity="100%" fo:padding-top="0.08cm" fo:padding-bottom="0.08cm" fo:padding-left="0.08cm" fo:padding-right="0.08cm" loext:decorative="false"/>
    </style:style>
    <style:style style:name="gr28" style:family="graphic" style:parent-style-name="Coalescent">
      <style:graphic-properties svg:stroke-width="0.212cm" svg:stroke-color="#e65100" draw:marker-start="Arrowheads_20_1" draw:marker-start-width="0.522cm" draw:marker-end="" draw:marker-end-width="0.522cm" draw:fill-color="#e65100" draw:opacity="100%" fo:padding-top="0.08cm" fo:padding-bottom="0.08cm" fo:padding-left="0.08cm" fo:padding-right="0.08cm" loext:decorative="false"/>
    </style:style>
    <style:style style:name="gr29" style:family="graphic" style:parent-style-name="standard">
      <style:graphic-properties draw:textarea-horizontal-align="justify" draw:textarea-vertical-align="middle" draw:auto-grow-height="false" fo:min-height="2.378cm" fo:min-width="0.952cm" loext:decorative="false"/>
    </style:style>
    <style:style style:name="gr30" style:family="graphic" style:parent-style-name="standard">
      <style:graphic-properties draw:textarea-horizontal-align="justify" draw:textarea-vertical-align="middle" draw:auto-grow-height="false" fo:min-height="5.777cm" fo:min-width="2.058cm" loext:decorative="false"/>
    </style:style>
    <style:style style:name="gr31" style:family="graphic" style:parent-style-name="standard">
      <style:graphic-properties draw:textarea-horizontal-align="justify" draw:textarea-vertical-align="middle" draw:auto-grow-height="false" fo:min-height="7.224cm" fo:min-width="2.058cm" loext:decorative="false"/>
    </style:style>
    <style:style style:name="gr32" style:family="graphic" style:parent-style-name="standard">
      <style:graphic-properties draw:textarea-horizontal-align="justify" draw:textarea-vertical-align="middle" draw:auto-grow-height="false" fo:min-height="5.008cm" fo:min-width="1.946cm" loext:decorative="false"/>
    </style:style>
    <style:style style:name="gr33" style:family="graphic" style:parent-style-name="standard">
      <style:graphic-properties draw:textarea-horizontal-align="justify" draw:textarea-vertical-align="middle" draw:auto-grow-height="false" fo:min-height="5.074cm" fo:min-width="1.946cm" loext:decorative="false"/>
    </style:style>
    <style:style style:name="gr34" style:family="graphic" style:parent-style-name="standard">
      <style:graphic-properties draw:textarea-horizontal-align="justify" draw:textarea-vertical-align="middle" draw:auto-grow-height="false" fo:min-height="2.476cm" fo:min-width="1.414cm" loext:decorative="false"/>
    </style:style>
    <style:style style:name="gr35" style:family="graphic" style:parent-style-name="standard">
      <style:graphic-properties draw:textarea-horizontal-align="justify" draw:textarea-vertical-align="middle" draw:auto-grow-height="false" fo:min-height="3.017cm" fo:min-width="1.513cm" loext:decorative="false"/>
    </style:style>
    <style:style style:name="gr36" style:family="graphic" style:parent-style-name="standard">
      <style:graphic-properties draw:textarea-horizontal-align="justify" draw:textarea-vertical-align="middle" draw:auto-grow-height="false" fo:min-height="10.552cm" fo:min-width="1.838cm" loext:decorative="false"/>
    </style:style>
    <style:style style:name="gr37" style:family="graphic" style:parent-style-name="standard">
      <style:graphic-properties draw:textarea-horizontal-align="justify" draw:textarea-vertical-align="middle" draw:auto-grow-height="false" fo:min-height="8.833cm" fo:min-width="1.826cm" loext:decorative="false"/>
    </style:style>
    <style:style style:name="gr38" style:family="graphic" style:parent-style-name="standard">
      <style:graphic-properties draw:textarea-horizontal-align="justify" draw:textarea-vertical-align="middle" draw:auto-grow-height="false" fo:min-height="4.081cm" fo:min-width="1.946cm" loext:decorative="false"/>
    </style:style>
    <style:style style:name="gr39" style:family="graphic" style:parent-style-name="standard">
      <style:graphic-properties draw:textarea-horizontal-align="justify" draw:textarea-vertical-align="middle" draw:auto-grow-height="false" fo:min-height="7.78cm" fo:min-width="2.122cm" loext:decorative="false"/>
    </style:style>
    <style:style style:name="gr40" style:family="graphic" style:parent-style-name="standard">
      <style:graphic-properties svg:stroke-color="#e65100" draw:fill-color="#e65100" draw:textarea-horizontal-align="justify" draw:textarea-vertical-align="middle" draw:auto-grow-height="false" fo:min-height="11.802cm" fo:min-width="6.452cm" loext:decorative="false"/>
    </style:style>
    <style:style style:name="gr41" style:family="graphic" style:parent-style-name="Annotations">
      <style:graphic-properties draw:textarea-vertical-align="middle" draw:auto-grow-height="false" fo:min-height="11.376cm" fo:min-width="0.362cm" fo:wrap-option="wrap" style:writing-mode="lr-tb" loext:decorative="false"/>
      <style:paragraph-properties style:writing-mode="lr-tb"/>
    </style:style>
    <style:style style:name="gr42" style:family="graphic" style:parent-style-name="Text_20_Box">
      <style:graphic-properties draw:auto-grow-width="false" loext:decorative="false"/>
      <style:paragraph-properties style:writing-mode="lr-tb"/>
    </style:style>
    <style:style style:name="gr43" style:family="graphic" style:parent-style-name="Annotations">
      <style:graphic-properties draw:textarea-vertical-align="middle" draw:auto-grow-height="false" fo:min-height="1.896cm" fo:min-width="0.361cm" fo:wrap-option="wrap" loext:decorative="false"/>
      <style:paragraph-properties style:writing-mode="lr-tb"/>
    </style:style>
    <style:style style:name="gr44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45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46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47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48" style:family="graphic" style:parent-style-name="standard">
      <style:graphic-properties svg:stroke-color="#35a7ff" draw:fill-color="#35a7ff" draw:opacity="100%" draw:opacity-name="Transparency_20_7" draw:textarea-horizontal-align="justify" draw:textarea-vertical-align="middle" draw:auto-grow-height="false" fo:min-height="0.25cm" fo:min-width="1.313cm" fo:padding-bottom="1cm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50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none" draw:fill-color="#e65100" loext:fill-use-slide-background="false" draw:opacity="50%" draw:textarea-horizontal-align="justify" draw:textarea-vertical-align="middle" draw:auto-grow-height="false" fo:min-height="0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51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52" style:family="graphic" style:parent-style-name="objectwithoutfill">
      <style:graphic-properties draw:fill="none" loext:decorative="false"/>
    </style:style>
    <style:style style:name="gr53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54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55" style:family="graphic" style:parent-style-name="standard">
      <style:graphic-properties svg:stroke-color="#35a7ff" draw:fill-color="#35a7ff" draw:opacity="100%" draw:opacity-name="Transparency_20_3" draw:textarea-horizontal-align="justify" draw:textarea-vertical-align="middle" draw:auto-grow-height="false" fo:min-height="0.25cm" fo:min-width="1.314cm" fo:padding-bottom="1cm" loext:decorative="false"/>
      <style:paragraph-properties style:writing-mode="lr-tb"/>
    </style:style>
    <style:style style:name="gr56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57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58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59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60" style:family="graphic" style:parent-style-name="standard">
      <style:graphic-properties svg:stroke-color="#35a7ff" draw:fill-color="#35a7ff" draw:opacity="100%" draw:opacity-name="Transparency_20_7" draw:textarea-horizontal-align="justify" draw:textarea-vertical-align="middle" draw:auto-grow-height="false" fo:min-height="0cm" fo:min-width="1.313cm" fo:padding-bottom="1cm" loext:decorative="false"/>
      <style:paragraph-properties style:writing-mode="lr-tb"/>
    </style:style>
    <style:style style:name="gr61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62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none" draw:fill-color="#e65100" loext:fill-use-slide-background="false" draw:opacity="5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63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64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65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66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67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68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69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70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71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72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73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74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none" draw:fill-color="#e65100" loext:fill-use-slide-background="false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75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76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77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none" draw:fill-color="#e65100" loext:fill-use-slide-background="false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78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79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80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none" draw:fill-color="#e65100" loext:fill-use-slide-background="false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81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none" draw:fill-color="#e65100" loext:fill-use-slide-background="false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82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83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none" draw:fill-color="#e65100" loext:fill-use-slide-background="false" draw:opacity="5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84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85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86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87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88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89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none" draw:fill-color="#e65100" loext:fill-use-slide-background="false" draw:opacity="5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90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none" draw:fill-color="#e65100" loext:fill-use-slide-background="false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91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92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none" draw:fill-color="#e65100" loext:fill-use-slide-background="false" draw:opacity="5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93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none" draw:fill-color="#e65100" loext:fill-use-slide-background="false" draw:opacity="50%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94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none" draw:fill-color="#e65100" loext:fill-use-slide-background="false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95" style:family="graphic" style:parent-style-name="standard" style:list-style-name="L2">
      <style:graphic-properties draw:stroke="solid" svg:stroke-width="0.07cm" svg:stroke-color="#e65100" draw:marker-start="" draw:marker-start-width="0.31cm" draw:marker-start-center="false" draw:marker-end="" draw:marker-end-width="0.31cm" draw:marker-end-center="false" svg:stroke-opacity="100%" svg:stroke-linecap="round" draw:fill="solid" draw:fill-color="#e65100" draw:opacity="100%" draw:opacity-name="" draw:textarea-horizontal-align="justify" draw:textarea-vertical-align="middle" draw:auto-grow-height="false" fo:min-height="0.144cm" fo:min-width="0.144cm" fo:padding-top="0.017cm" fo:padding-bottom="0.017cm" fo:padding-left="0.017cm" fo:padding-right="0.017cm" fo:wrap-option="wrap" draw:shadow="hidden" draw:shadow-offset-x="0.2cm" draw:shadow-offset-y="0.2cm" draw:shadow-color="#808080" draw:shadow-opacity="50%" loext:decorative="false"/>
    </style:style>
    <style:style style:name="gr96" style:family="graphic" style:parent-style-name="Coalescent">
      <style:graphic-properties draw:fill-color="#000000" loext:decorative="false"/>
    </style:style>
    <style:style style:name="gr97" style:family="graphic" style:parent-style-name="Highlight_20_Box">
      <style:graphic-properties svg:stroke-opacity="100%" draw:stroke-linejoin="round" draw:secondary-fill-color="#729fcf" draw:gradient-step-count="0" draw:fill-hatch-solid="false" loext:fill-use-slide-background="false" draw:fill-image-width="0cm" draw:fill-image-height="0cm" style:repeat="repeat" draw:fill-image-ref-point-x="0%" draw:fill-image-ref-point-y="0%" draw:fill-image-ref-point="center" draw:tile-repeat-offset="0% vertical" draw:auto-grow-width="false" draw:fit-to-size="false" style:shrink-to-fit="false" draw:fit-to-contour="false" fo:max-height="0cm" fo:max-width="0cm" draw:shadow-opacity="100%" loext:shadow-blur="0cm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" style:family="graphic" style:parent-style-name="Annotations">
      <style:graphic-properties draw:stroke="none" draw:textarea-horizontal-align="justify" draw:textarea-vertical-align="middle" draw:auto-grow-height="false" fo:min-height="0.226cm" fo:min-width="0.476cm" loext:decorative="false"/>
    </style:style>
    <style:style style:name="gr99" style:family="graphic" style:parent-style-name="Annotations">
      <style:graphic-properties loext:decorative="false"/>
    </style:style>
    <style:style style:name="gr100" style:family="graphic" style:parent-style-name="standard" style:list-style-name="L2">
      <style:graphic-properties draw:stroke="none" svg:stroke-width="0.05cm" svg:stroke-color="#35a7ff" draw:marker-start="" draw:marker-start-width="0.28cm" draw:marker-start-center="false" draw:marker-end="" draw:marker-end-width="0.28cm" draw:marker-end-center="false" svg:stroke-linecap="round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01" style:family="graphic" style:parent-style-name="standard" style:list-style-name="L2">
      <style:graphic-properties draw:stroke="solid" svg:stroke-width="0.05cm" svg:stroke-color="#35a7ff" draw:marker-start="" draw:marker-start-width="0.28cm" draw:marker-start-center="false" draw:marker-end="" draw:marker-end-width="0.28cm" draw:marker-end-center="false" svg:stroke-linecap="round" draw:fill="solid" draw:fill-color="#ffffff" draw:textarea-horizontal-align="justify" fo:padding-top="0.15cm" fo:padding-bottom="0.15cm" fo:padding-left="0.275cm" fo:padding-right="0.275cm" fo:wrap-option="wrap" draw:shadow="hidden" draw:shadow-offset-x="0.2cm" draw:shadow-offset-y="0.2cm" draw:shadow-color="#808080" loext:decorative="false"/>
    </style:style>
    <style:style style:name="gr102" style:family="graphic" style:parent-style-name="standard" style:list-style-name="L2">
      <style:graphic-properties draw:stroke="solid" svg:stroke-width="0.05cm" svg:stroke-color="#35a7ff" draw:marker-start="" draw:marker-start-width="0.28cm" draw:marker-start-center="false" draw:marker-end="" draw:marker-end-width="0.28cm" draw:marker-end-center="false" svg:stroke-linecap="round" draw:fill="solid" draw:fill-color="#ffffff" draw:textarea-horizontal-align="justify" fo:padding-top="0.15cm" fo:padding-bottom="0.15cm" fo:padding-left="0.275cm" fo:padding-right="0.275cm" fo:wrap-option="wrap" draw:shadow="hidden" draw:shadow-offset-x="0.2cm" draw:shadow-offset-y="0.2cm" draw:shadow-color="#808080" loext:decorative="false"/>
    </style:style>
    <style:style style:name="gr103" style:family="graphic" style:parent-style-name="standard" style:list-style-name="L2">
      <style:graphic-properties draw:stroke="none" svg:stroke-width="0.05cm" svg:stroke-color="#35a7ff" draw:marker-start="" draw:marker-start-width="0.28cm" draw:marker-start-center="false" draw:marker-end="" draw:marker-end-width="0.28cm" draw:marker-end-center="false" svg:stroke-linecap="round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04" style:family="graphic" style:parent-style-name="standard" style:list-style-name="L2">
      <style:graphic-properties draw:stroke="solid" svg:stroke-width="0.05cm" svg:stroke-color="#35a7ff" draw:marker-start="" draw:marker-start-width="0.28cm" draw:marker-start-center="false" draw:marker-end="" draw:marker-end-width="0.28cm" draw:marker-end-center="false" svg:stroke-linecap="round" draw:fill="solid" draw:fill-color="#ffffff" draw:textarea-horizontal-align="justify" fo:padding-top="0.15cm" fo:padding-bottom="0.15cm" fo:padding-left="0.275cm" fo:padding-right="0.275cm" fo:wrap-option="wrap" draw:shadow="hidden" draw:shadow-offset-x="0.2cm" draw:shadow-offset-y="0.2cm" draw:shadow-color="#808080" loext:decorative="false"/>
    </style:style>
    <style:style style:name="gr105" style:family="graphic" style:parent-style-name="standard" style:list-style-name="L2">
      <style:graphic-properties draw:stroke="solid" svg:stroke-width="0.05cm" svg:stroke-color="#35a7ff" draw:marker-start="" draw:marker-start-width="0.28cm" draw:marker-start-center="false" draw:marker-end="" draw:marker-end-width="0.28cm" draw:marker-end-center="false" svg:stroke-linecap="round" draw:fill="solid" draw:fill-color="#ffffff" draw:textarea-horizontal-align="justify" fo:padding-top="0.15cm" fo:padding-bottom="0.15cm" fo:padding-left="0.275cm" fo:padding-right="0.275cm" fo:wrap-option="wrap" draw:shadow="hidden" draw:shadow-offset-x="0.2cm" draw:shadow-offset-y="0.2cm" draw:shadow-color="#808080" loext:decorative="false"/>
    </style:style>
    <style:style style:name="gr106" style:family="graphic" style:parent-style-name="Text_20_Box">
      <style:graphic-properties draw:textarea-vertical-align="bottom" draw:auto-grow-height="true" draw:auto-grow-width="false" fo:min-height="1cm" loext:decorative="false"/>
      <style:paragraph-properties style:writing-mode="lr-tb"/>
    </style:style>
    <style:style style:name="gr107" style:family="graphic" style:parent-style-name="Text_20_Box">
      <style:graphic-properties draw:textarea-vertical-align="bottom" draw:auto-grow-height="true" draw:auto-grow-width="false" fo:min-height="0.988cm" loext:decorative="false"/>
      <style:paragraph-properties style:writing-mode="lr-tb"/>
    </style:style>
    <style:style style:name="gr108" style:family="graphic" style:parent-style-name="Annotations">
      <style:graphic-properties draw:stroke="dash" draw:stroke-dash="Double_20_Dash_20__28_Rounded_29_" svg:stroke-width="0.081cm" draw:marker-start-width="0.326cm" draw:marker-end-width="0.326cm" svg:stroke-linecap="round" draw:fill="none" loext:fill-use-slide-background="false" draw:textarea-horizontal-align="justify" draw:textarea-vertical-align="middle" draw:auto-grow-height="false" fo:min-height="25cm" fo:min-width="12.25cm" fo:padding-top="0.015cm" fo:padding-bottom="0.015cm" fo:padding-left="0.015cm" fo:padding-right="0.015cm" loext:decorative="false"/>
    </style:style>
    <style:style style:name="gr109" style:family="graphic" style:parent-style-name="Annotations">
      <style:graphic-properties draw:stroke="dash" draw:stroke-dash="Double_20_Dash_20__28_Rounded_29_" svg:stroke-width="0.081cm" draw:marker-start-width="0.326cm" draw:marker-end-width="0.326cm" svg:stroke-linecap="round" draw:fill="none" loext:fill-use-slide-background="false" draw:textarea-horizontal-align="justify" draw:textarea-vertical-align="middle" draw:auto-grow-height="false" fo:min-height="0.97cm" fo:min-width="0.97cm" fo:padding-top="0.015cm" fo:padding-bottom="0.015cm" fo:padding-left="0.015cm" fo:padding-right="0.015cm" loext:decorative="false"/>
    </style:style>
    <style:style style:name="gr110" style:family="graphic" style:parent-style-name="Annotations">
      <style:graphic-properties draw:stroke="dash" draw:stroke-dash="Double_20_Dash_20__28_Rounded_29_" svg:stroke-width="0.081cm" draw:marker-start-width="0.326cm" draw:marker-end-width="0.326cm" svg:stroke-linecap="round" draw:fill="none" loext:fill-use-slide-background="false" draw:textarea-horizontal-align="justify" draw:textarea-vertical-align="middle" draw:auto-grow-height="false" fo:min-height="2.97cm" fo:min-width="2.97cm" fo:padding-top="0.015cm" fo:padding-bottom="0.015cm" fo:padding-left="0.015cm" fo:padding-right="0.015cm" loext:decorative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style:font-name="TexMaths Symbols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style:font-name="TexMaths Symbols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6" style:family="paragraph">
      <loext:graphic-properties draw:fill-color="#e65100" draw:opacity="100%"/>
    </style:style>
    <style:style style:name="P7" style:family="paragraph">
      <loext:graphic-properties draw:fill-color="#e65100"/>
      <style:paragraph-properties fo:text-align="center"/>
    </style:style>
    <style:style style:name="P8" style:family="paragraph">
      <style:paragraph-properties fo:text-align="center" style:writing-mode="lr-tb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>
      <loext:graphic-properties draw:fill="solid" draw:fill-color="#e65100" draw:opacity="100%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text-align="center" fo:text-indent="0cm"/>
      <style:text-properties fo:font-size="20pt" style:font-size-asian="20pt" style:font-size-complex="20pt"/>
    </style:style>
    <style:style style:name="P11" style:family="paragraph">
      <loext:graphic-properties draw:fill-color="#35a7ff" draw:opacity="100%" draw:opacity-name="Transparency_20_7"/>
      <style:paragraph-properties fo:margin-left="0cm" fo:margin-right="0cm" fo:margin-top="0cm" fo:margin-bottom="0cm" fo:text-align="center" fo:text-indent="0cm"/>
      <style:text-properties fo:font-size="20pt" style:font-size-asian="20pt" style:font-size-complex="20pt"/>
    </style:style>
    <style:style style:name="P12" style:family="paragraph">
      <loext:graphic-properties draw:fill="none" draw:fill-color="#e65100" draw:opacity="50%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  <style:text-properties fo:font-size="20pt" style:font-size-asian="20pt" style:font-size-complex="20pt"/>
    </style:style>
    <style:style style:name="P15" style:family="paragraph">
      <loext:graphic-properties draw:fill-color="#35a7ff" draw:opacity="100%" draw:opacity-name="Transparency_20_3"/>
      <style:paragraph-properties fo:text-align="center"/>
      <style:text-properties fo:font-size="20pt" style:font-size-asian="20pt" style:font-size-complex="20pt"/>
    </style:style>
    <style:style style:name="P16" style:family="paragraph">
      <loext:graphic-properties draw:fill="none" draw:fill-color="#e65100" draw:opacity="100%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000000"/>
    </style:style>
    <style:style style:name="P18" style:family="paragraph">
      <loext:graphic-properties draw:secondary-fill-color="#729fc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style:text-autospace="ideograph-alpha" style:punctuation-wrap="simple" style:line-break="strict" style:font-independent-line-spacing="false"/>
      <style:text-properties style:text-position="0% 100%" fo:letter-spacing="normal" fo:language="en" fo:country="CA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 loext:hyphenation-no-caps="false" loext:hyphenation-no-last-word="false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text-align="center"/>
      <style:text-properties style:font-name="TexMaths Symbols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" style:family="text">
      <style:text-properties style:font-name="TexMaths Symbols1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2" style:family="text">
      <style:text-properties style:font-name-asian="TexMaths Symbols1" style:font-name-complex="TexMaths Symbols1"/>
    </style:style>
    <style:style style:name="T3" style:family="text">
      <style:text-properties style:text-position="sub 58%" style:font-name-asian="TexMaths Symbols1" style:font-name-complex="TexMaths Symbols1"/>
    </style:style>
    <style:style style:name="T4" style:family="text">
      <style:text-properties style:text-position="0% 100%" style:font-name-asian="Liberation Sans1" style:font-name-complex="Liberation Sans1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text-position="33% 58%" fo:font-size="20pt" style:font-size-asian="20pt" style:font-size-complex="20pt"/>
    </style:style>
    <style:style style:name="T7" style:family="text">
      <style:text-properties style:text-position="0% 100%" fo:font-size="20pt" style:font-size-asian="20pt" style:font-size-complex="20pt"/>
    </style:style>
    <style:style style:name="T8" style:family="text">
      <style:text-properties style:text-position="0% 100%" style:font-name="TexMaths Symbols1" fo:font-size="24pt" fo:letter-spacing="normal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9" style:family="text">
      <style:text-properties style:text-position="sub 58%" style:font-name="TexMaths Symbols1" fo:font-size="24pt" fo:letter-spacing="normal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xml:id="id4" draw:id="id4" draw:layer="Sequences" svg:width="1cm" svg:height="0.992cm" svg:x="6cm" svg:y="25cm">
          <text:p>1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Sequences" svg:width="1cm" svg:height="0.992cm" svg:x="8.5cm" svg:y="25cm">
          <text:p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Sequences" svg:width="1cm" svg:height="0.992cm" svg:x="11cm" svg:y="25.008cm">
          <text:p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Sequences" svg:width="1cm" svg:height="0.992cm" svg:x="13.5cm" svg:y="25.008cm">
          <text:p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Sequences" svg:width="1cm" svg:height="0.992cm" svg:x="16cm" svg:y="25cm">
          <text:p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9" draw:id="id9" draw:layer="Sequences" svg:width="1cm" svg:height="1cm" svg:x="18.5cm" svg:y="25cm">
          <text:p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5" draw:id="id15" draw:layer="Sequences" svg:width="1cm" svg:height="1cm" svg:x="21cm" svg:y="25.008cm">
          <text:p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4" draw:id="id14" draw:layer="Sequences" svg:width="1cm" svg:height="0.992cm" svg:x="23.5cm" svg:y="25.008cm">
          <text:p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1" draw:id="id11" draw:layer="Sequences" svg:width="1cm" svg:height="1cm" svg:x="22.25cm" svg:y="23cm">
          <text:p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2" draw:id="id2" draw:layer="Sequences" svg:width="1cm" svg:height="1cm" svg:x="9.75cm" svg:y="22cm">
          <text:p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Sequences" svg:width="1cm" svg:height="1cm" svg:x="14.75cm" svg:y="19cm">
          <text:p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0" draw:id="id10" draw:layer="Sequences" svg:width="1cm" svg:height="1cm" svg:x="20.5cm" svg:y="16cm">
          <text:p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" draw:id="id5" draw:layer="Sequences" svg:width="1cm" svg:height="1cm" svg:x="7.75cm" svg:y="11.75cm">
          <text:p>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2" draw:id="id12" draw:layer="Sequences" svg:width="1cm" svg:height="1cm" svg:x="17.25cm" svg:y="7cm">
          <text:p>1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3" draw:id="id13" draw:layer="Sequences" svg:width="1cm" svg:height="1cm" svg:x="12.5cm" svg:y="1cm">
          <text:p>15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Edges" draw:type="line" svg:x1="9cm" svg:y1="25cm" svg:x2="10.25cm" svg:y2="23cm" draw:start-shape="id1" draw:start-glue-point="0" draw:end-shape="id2" draw:end-glue-point="2" svg:d="M9000 25000l1250-2000" svg:viewBox="0 0 1251 2001">
          <text:p/>
        </draw:connector>
        <draw:connector draw:style-name="gr6" draw:layer="Edges" draw:type="line" svg:x1="11.5cm" svg:y1="25.008cm" svg:x2="10.25cm" svg:y2="23cm" draw:start-shape="id3" draw:start-glue-point="0" draw:end-shape="id2" draw:end-glue-point="2" svg:d="M11500 25008l-1250-2008" svg:viewBox="0 0 1251 2009">
          <text:p/>
        </draw:connector>
        <draw:connector draw:style-name="gr6" draw:layer="Edges" draw:type="line" svg:x1="6.5cm" svg:y1="25cm" svg:x2="8.25cm" svg:y2="12.75cm" draw:start-shape="id4" draw:start-glue-point="0" draw:end-shape="id5" draw:end-glue-point="2" svg:d="M6500 25000l1750-12250" svg:viewBox="0 0 1751 12251">
          <text:p/>
        </draw:connector>
        <draw:connector draw:style-name="gr6" draw:layer="Edges" draw:type="line" svg:x1="10.25cm" svg:y1="22cm" svg:x2="8.25cm" svg:y2="12.75cm" draw:start-shape="id2" draw:start-glue-point="0" draw:end-shape="id5" draw:end-glue-point="2" svg:d="M10250 22000l-2000-9250" svg:viewBox="0 0 2001 9251">
          <text:p/>
        </draw:connector>
        <draw:connector draw:style-name="gr6" draw:layer="Edges" draw:type="line" svg:x1="14cm" svg:y1="25.008cm" svg:x2="15.25cm" svg:y2="20cm" draw:start-shape="id6" draw:start-glue-point="0" draw:end-shape="id7" draw:end-glue-point="2" svg:d="M14000 25008l1250-5008" svg:viewBox="0 0 1251 5009">
          <text:p/>
        </draw:connector>
        <draw:connector draw:style-name="gr6" draw:layer="Edges" draw:type="line" svg:x1="16.5cm" svg:y1="25cm" svg:x2="15.25cm" svg:y2="20cm" draw:start-shape="id8" draw:start-glue-point="0" draw:end-shape="id7" draw:end-glue-point="2" svg:d="M16500 25000l-1250-5000" svg:viewBox="0 0 1251 5001">
          <text:p/>
        </draw:connector>
        <draw:connector draw:style-name="gr6" draw:layer="Edges" draw:type="line" svg:x1="19cm" svg:y1="25cm" svg:x2="21cm" svg:y2="17cm" draw:start-shape="id9" draw:start-glue-point="0" draw:end-shape="id10" draw:end-glue-point="2" svg:d="M19000 25000l2000-8000" svg:viewBox="0 0 2001 8001">
          <text:p/>
        </draw:connector>
        <draw:connector draw:style-name="gr6" draw:layer="Edges" draw:type="line" svg:x1="22.75cm" svg:y1="23cm" svg:x2="21cm" svg:y2="17cm" draw:start-shape="id11" draw:start-glue-point="0" draw:end-shape="id10" draw:end-glue-point="2" svg:d="M22750 23000l-1750-6000" svg:viewBox="0 0 1751 6001">
          <text:p/>
        </draw:connector>
        <draw:connector draw:style-name="gr6" draw:layer="Edges" draw:type="line" svg:x1="15.25cm" svg:y1="19cm" svg:x2="17.75cm" svg:y2="8cm" draw:start-shape="id7" draw:start-glue-point="0" draw:end-shape="id12" draw:end-glue-point="2" svg:d="M15250 19000l2500-11000" svg:viewBox="0 0 2501 11001">
          <text:p/>
        </draw:connector>
        <draw:connector draw:style-name="gr6" draw:layer="Edges" draw:type="line" svg:x1="21cm" svg:y1="16cm" svg:x2="17.75cm" svg:y2="8cm" draw:start-shape="id10" draw:start-glue-point="0" draw:end-shape="id12" draw:end-glue-point="2" svg:d="M21000 16000l-3250-8000" svg:viewBox="0 0 3251 8001">
          <text:p/>
        </draw:connector>
        <draw:connector draw:style-name="gr6" draw:layer="Edges" draw:type="line" svg:x1="13cm" svg:y1="2cm" svg:x2="8.25cm" svg:y2="11.75cm" draw:start-shape="id13" draw:start-glue-point="2" draw:end-shape="id5" draw:end-glue-point="0" svg:d="M13000 2000l-4750 9750" svg:viewBox="0 0 4751 9751">
          <text:p/>
        </draw:connector>
        <draw:connector draw:style-name="gr6" draw:layer="Edges" draw:type="line" svg:x1="17.75cm" svg:y1="7cm" svg:x2="13cm" svg:y2="2cm" draw:start-shape="id12" draw:start-glue-point="0" draw:end-shape="id13" draw:end-glue-point="2" svg:d="M17750 7000l-4750-5000" svg:viewBox="0 0 4751 5001">
          <text:p/>
        </draw:connector>
        <draw:g draw:style-name="gr7">
          <draw:custom-shape draw:style-name="gr8" draw:text-style-name="P2" draw:layer="Annotations" svg:width="1cm" svg:height="6cm" draw:transform="rotate (-1.5707963267949) translate (12cm 26cm)">
            <text:p/>
            <draw:enhanced-geometry svg:viewBox="0 0 21600 21600" draw:mirror-horizontal="false" draw:mirror-vertical="false" draw:glue-points="0 0 0 21600 21600 10800" draw:text-areas="0 ?f9 7800 ?f10" draw:type="right-brace" draw:modifiers="2188.43526078987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g draw:style-name="gr7">
          <draw:custom-shape draw:style-name="gr9" draw:text-style-name="P3" draw:layer="Annotations" svg:width="1cm" svg:height="3.5cm" draw:transform="rotate (-1.5707963267949) translate (17cm 26cm)">
            <text:p/>
            <draw:enhanced-geometry svg:viewBox="0 0 21600 21600" draw:glue-points="0 0 0 21600 21600 10800" draw:text-areas="0 ?f9 7800 ?f10" draw:type="right-brace" draw:modifiers="2188.43526078987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g draw:style-name="gr7">
          <draw:custom-shape draw:style-name="gr10" draw:text-style-name="P3" draw:layer="Annotations" svg:width="1cm" svg:height="6cm" draw:transform="rotate (-1.5707963267949) translate (24.5cm 26cm)">
            <text:p/>
            <draw:enhanced-geometry svg:viewBox="0 0 21600 21600" draw:mirror-horizontal="false" draw:mirror-vertical="false" draw:glue-points="0 0 0 21600 21600 10800" draw:text-areas="0 ?f9 7800 ?f10" draw:type="right-brace" draw:modifiers="2188.43526078987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line draw:style-name="gr11" draw:text-style-name="P5" draw:layer="Annotations" svg:x1="6cm" svg:y1="10cm" svg:x2="24.5cm" svg:y2="10cm">
          <text:p text:style-name="P4"><text:span text:style-name="T1"/></text:p>
        </draw:line>
        <draw:custom-shape draw:style-name="gr12" draw:layer="Annotations" svg:width="1cm" svg:height="1cm" svg:x="7.75cm" svg:y="11.75cm">
          <text:p/>
          <draw:enhanced-geometry svg:viewBox="0 0 21600 21600" draw:type="rectangle" draw:enhanced-path="M 0 0 L 21600 0 21600 21600 0 21600 0 0 Z N"/>
        </draw:custom-shape>
        <draw:custom-shape draw:style-name="gr12" draw:layer="Annotations" svg:width="1cm" svg:height="1cm" svg:x="14.75cm" svg:y="19cm">
          <text:p/>
          <draw:enhanced-geometry svg:viewBox="0 0 21600 21600" draw:type="rectangle" draw:enhanced-path="M 0 0 L 21600 0 21600 21600 0 21600 0 0 Z N"/>
        </draw:custom-shape>
        <draw:custom-shape draw:style-name="gr12" draw:layer="Annotations" svg:width="1cm" svg:height="1cm" svg:x="20.5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Edges" draw:type="line" svg:x1="22.75cm" svg:y1="24cm" svg:x2="24cm" svg:y2="25.008cm" draw:start-shape="id11" draw:start-glue-point="2" draw:end-shape="id14" draw:end-glue-point="0" svg:d="M22750 24000l1250 1008" svg:viewBox="0 0 1251 1009">
          <text:p/>
        </draw:connector>
        <draw:connector draw:style-name="gr6" draw:layer="Edges" draw:type="line" svg:x1="21.5cm" svg:y1="25.008cm" svg:x2="22.75cm" svg:y2="24cm" draw:start-shape="id15" draw:start-glue-point="0" draw:end-shape="id11" draw:end-glue-point="2" svg:d="M21500 25008l1250-1008" svg:viewBox="0 0 1251 1009">
          <text:p/>
        </draw:connector>
      </draw:page>
      <draw:page draw:name="page2" draw:style-name="dp1" draw:master-page-name="Default">
        <office:forms form:automatic-focus="false" form:apply-design-mode="false"/>
        <draw:custom-shape draw:style-name="gr1" draw:text-style-name="P1" xml:id="id19" draw:id="id19" draw:layer="Sequences" svg:width="1cm" svg:height="0.992cm" svg:x="6cm" svg:y="25cm">
          <text:p>1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Sequences" svg:width="1cm" svg:height="0.992cm" svg:x="8.5cm" svg:y="25cm">
          <text:p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8" draw:id="id18" draw:layer="Sequences" svg:width="1cm" svg:height="0.992cm" svg:x="11cm" svg:y="25.008cm">
          <text:p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1" draw:id="id21" draw:layer="Sequences" svg:width="1cm" svg:height="0.992cm" svg:x="13.5cm" svg:y="25.008cm">
          <text:p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3" draw:id="id23" draw:layer="Sequences" svg:width="1cm" svg:height="0.992cm" svg:x="16cm" svg:y="25cm">
          <text:p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4" draw:id="id24" draw:layer="Sequences" svg:width="1cm" svg:height="1cm" svg:x="18.5cm" svg:y="25cm">
          <text:p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9" draw:id="id29" draw:layer="Sequences" svg:width="1cm" svg:height="1cm" svg:x="21cm" svg:y="25.008cm">
          <text:p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8" draw:id="id28" draw:layer="Sequences" svg:width="1cm" svg:height="0.992cm" svg:x="23.5cm" svg:y="25.008cm">
          <text:p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6" draw:id="id26" draw:layer="Sequences" svg:width="1cm" svg:height="1cm" svg:x="22.25cm" svg:y="23cm">
          <text:p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7" draw:id="id17" draw:layer="Sequences" svg:width="1cm" svg:height="1cm" svg:x="9.75cm" svg:y="22cm">
          <text:p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2" draw:id="id22" draw:layer="Sequences" svg:width="1cm" svg:height="1cm" svg:x="14.75cm" svg:y="19cm">
          <text:p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5" draw:id="id25" draw:layer="Sequences" svg:width="1cm" svg:height="1cm" svg:x="20.5cm" svg:y="16cm">
          <text:p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0" draw:id="id20" draw:layer="Sequences" svg:width="1cm" svg:height="1cm" svg:x="7.75cm" svg:y="11.75cm">
          <text:p>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7" draw:id="id27" draw:layer="Sequences" svg:width="1cm" svg:height="1cm" svg:x="17.25cm" svg:y="7cm">
          <text:p>1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1" draw:id="id31" draw:layer="Sequences" svg:width="1cm" svg:height="1cm" svg:x="12.5cm" svg:y="1cm">
          <text:p>15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Edges" draw:type="line" svg:x1="9cm" svg:y1="25cm" svg:x2="10.25cm" svg:y2="23cm" draw:start-shape="id16" draw:start-glue-point="0" draw:end-shape="id17" draw:end-glue-point="2" svg:d="M9000 25000l1250-2000" svg:viewBox="0 0 1251 2001">
          <text:p/>
        </draw:connector>
        <draw:connector draw:style-name="gr6" draw:layer="Edges" draw:type="line" svg:x1="11.5cm" svg:y1="25.008cm" svg:x2="10.25cm" svg:y2="23cm" draw:start-shape="id18" draw:start-glue-point="0" draw:end-shape="id17" draw:end-glue-point="2" svg:d="M11500 25008l-1250-2008" svg:viewBox="0 0 1251 2009">
          <text:p/>
        </draw:connector>
        <draw:connector draw:style-name="gr6" draw:layer="Edges" draw:type="line" svg:x1="6.5cm" svg:y1="25cm" svg:x2="8.25cm" svg:y2="12.75cm" draw:start-shape="id19" draw:start-glue-point="0" draw:end-shape="id20" draw:end-glue-point="2" svg:d="M6500 25000l1750-12250" svg:viewBox="0 0 1751 12251">
          <text:p/>
        </draw:connector>
        <draw:connector draw:style-name="gr6" draw:layer="Edges" draw:type="line" svg:x1="10.25cm" svg:y1="22cm" svg:x2="8.25cm" svg:y2="12.75cm" draw:start-shape="id17" draw:start-glue-point="0" draw:end-shape="id20" draw:end-glue-point="2" svg:d="M10250 22000l-2000-9250" svg:viewBox="0 0 2001 9251">
          <text:p/>
        </draw:connector>
        <draw:connector draw:style-name="gr6" draw:layer="Edges" draw:type="line" svg:x1="14cm" svg:y1="25.008cm" svg:x2="15.25cm" svg:y2="20cm" draw:start-shape="id21" draw:start-glue-point="0" draw:end-shape="id22" draw:end-glue-point="2" svg:d="M14000 25008l1250-5008" svg:viewBox="0 0 1251 5009">
          <text:p/>
        </draw:connector>
        <draw:connector draw:style-name="gr6" draw:layer="Edges" draw:type="line" svg:x1="16.5cm" svg:y1="25cm" svg:x2="15.25cm" svg:y2="20cm" draw:start-shape="id23" draw:start-glue-point="0" draw:end-shape="id22" draw:end-glue-point="2" svg:d="M16500 25000l-1250-5000" svg:viewBox="0 0 1251 5001">
          <text:p/>
        </draw:connector>
        <draw:connector draw:style-name="gr6" draw:layer="Edges" draw:type="line" svg:x1="19cm" svg:y1="25cm" svg:x2="21cm" svg:y2="17cm" draw:start-shape="id24" draw:start-glue-point="0" draw:end-shape="id25" draw:end-glue-point="2" svg:d="M19000 25000l2000-8000" svg:viewBox="0 0 2001 8001">
          <text:p/>
        </draw:connector>
        <draw:connector draw:style-name="gr6" draw:layer="Edges" draw:type="line" svg:x1="22.75cm" svg:y1="23cm" svg:x2="21cm" svg:y2="17cm" draw:start-shape="id26" draw:start-glue-point="0" draw:end-shape="id25" draw:end-glue-point="2" svg:d="M22750 23000l-1750-6000" svg:viewBox="0 0 1751 6001">
          <text:p/>
        </draw:connector>
        <draw:connector draw:style-name="gr6" draw:layer="Edges" draw:type="line" svg:x1="21cm" svg:y1="16cm" svg:x2="17.75cm" svg:y2="8cm" draw:start-shape="id25" draw:start-glue-point="0" draw:end-shape="id27" draw:end-glue-point="2" svg:d="M21000 16000l-3250-8000" svg:viewBox="0 0 3251 8001">
          <text:p/>
        </draw:connector>
        <draw:connector draw:style-name="gr6" draw:layer="Edges" draw:type="line" svg:x1="22.75cm" svg:y1="24cm" svg:x2="24cm" svg:y2="25.008cm" draw:start-shape="id26" draw:start-glue-point="2" draw:end-shape="id28" draw:end-glue-point="0" svg:d="M22750 24000l1250 1008" svg:viewBox="0 0 1251 1009">
          <text:p/>
        </draw:connector>
        <draw:connector draw:style-name="gr6" draw:layer="Edges" draw:type="line" svg:x1="21.5cm" svg:y1="25.008cm" svg:x2="22.75cm" svg:y2="24cm" draw:start-shape="id29" draw:start-glue-point="0" draw:end-shape="id26" draw:end-glue-point="2" svg:d="M21500 25008l1250-1008" svg:viewBox="0 0 1251 1009">
          <text:p/>
        </draw:connector>
        <draw:custom-shape draw:style-name="gr2" draw:text-style-name="P1" xml:id="id32" draw:id="id32" draw:layer="Sequences" svg:width="1cm" svg:height="1cm" svg:x="14.75cm" svg:y="16.5cm">
          <text:p>1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0" draw:id="id30" draw:layer="Sequences" svg:width="1cm" svg:height="1cm" svg:x="9.25cm" svg:y="7.75cm">
          <text:p>1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Edges" draw:type="line" svg:x1="8.25cm" svg:y1="11.75cm" svg:x2="9.75cm" svg:y2="8.75cm" draw:start-shape="id20" draw:start-glue-point="0" draw:end-shape="id30" draw:end-glue-point="2" svg:d="M8250 11750l1500-3000" svg:viewBox="0 0 1501 3001">
          <text:p/>
        </draw:connector>
        <draw:connector draw:style-name="gr6" draw:layer="Edges" draw:type="line" svg:x1="9.75cm" svg:y1="7.75cm" svg:x2="13cm" svg:y2="2cm" draw:start-shape="id30" draw:start-glue-point="0" draw:end-shape="id31" draw:end-glue-point="2" svg:d="M9750 7750l3250-5750" svg:viewBox="0 0 3251 5751">
          <text:p/>
        </draw:connector>
        <draw:connector draw:style-name="gr6" draw:layer="Edges" draw:type="line" svg:x1="15.25cm" svg:y1="19cm" svg:x2="15.25cm" svg:y2="17.5cm" draw:start-shape="id22" draw:start-glue-point="0" draw:end-shape="id32" draw:end-glue-point="2" svg:d="M15250 19000v-1500" svg:viewBox="0 0 1 1501">
          <text:p/>
        </draw:connector>
        <draw:connector draw:style-name="gr6" draw:layer="Edges" draw:type="line" svg:x1="15.25cm" svg:y1="16.5cm" svg:x2="17.75cm" svg:y2="8cm" draw:start-shape="id32" draw:start-glue-point="0" draw:end-shape="id27" draw:end-glue-point="2" svg:d="M15250 16500l2500-8500" svg:viewBox="0 0 2501 8501">
          <text:p/>
        </draw:connector>
        <draw:custom-shape draw:style-name="gr2" draw:text-style-name="P1" xml:id="id34" draw:id="id34" draw:layer="Sequences" svg:width="1cm" svg:height="1cm" svg:x="11cm" svg:y="10.25cm">
          <text:p>1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5" draw:id="id35" draw:layer="Sequences" svg:width="1cm" svg:height="1cm" svg:x="14.5cm" svg:y="3.5cm">
          <text:p>19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Edges" draw:type="line" svg:x1="15.25cm" svg:y1="16.5cm" svg:x2="11.5cm" svg:y2="11.25cm" draw:start-shape="id33" draw:start-glue-point="0" draw:end-shape="id34" draw:end-glue-point="2" svg:d="M15250 16500l-3750-5250" svg:viewBox="0 0 3751 5251">
          <text:p/>
        </draw:connector>
        <draw:connector draw:style-name="gr6" draw:layer="Edges" draw:type="line" svg:x1="11.5cm" svg:y1="10.25cm" svg:x2="9.75cm" svg:y2="8.75cm" draw:start-shape="id34" draw:start-glue-point="0" draw:end-shape="id30" draw:end-glue-point="2" svg:d="M11500 10250l-1750-1500" svg:viewBox="0 0 1751 1501">
          <text:p/>
        </draw:connector>
        <draw:connector draw:style-name="gr6" draw:layer="Edges" draw:type="line" svg:x1="11.5cm" svg:y1="10.25cm" svg:x2="15cm" svg:y2="4.5cm" draw:start-shape="id34" draw:start-glue-point="0" draw:end-shape="id35" draw:end-glue-point="2" svg:d="M11500 10250l3500-5750" svg:viewBox="0 0 3501 5751">
          <text:p/>
        </draw:connector>
        <draw:connector draw:style-name="gr6" draw:layer="Edges" draw:type="line" svg:x1="17.75cm" svg:y1="7cm" svg:x2="15cm" svg:y2="4.5cm" draw:start-shape="id27" draw:start-glue-point="0" draw:end-shape="id35" draw:end-glue-point="2" svg:d="M17750 7000l-2750-2500" svg:viewBox="0 0 2751 2501">
          <text:p/>
        </draw:connector>
        <draw:connector draw:style-name="gr6" draw:layer="Edges" draw:type="line" svg:x1="15cm" svg:y1="3.5cm" svg:x2="13cm" svg:y2="2cm" draw:start-shape="id35" draw:start-glue-point="0" draw:end-shape="id31" draw:end-glue-point="2" svg:d="M15000 3500l-2000-1500" svg:viewBox="0 0 2001 1501">
          <text:p/>
        </draw:connector>
        <draw:custom-shape draw:style-name="gr12" draw:layer="Annotations" svg:width="1cm" svg:height="1cm" svg:x="11cm" svg:y="10.25cm">
          <text:p/>
          <draw:enhanced-geometry svg:viewBox="0 0 21600 21600" draw:type="rectangle" draw:enhanced-path="M 0 0 L 21600 0 21600 21600 0 21600 0 0 Z N"/>
        </draw:custom-shape>
        <draw:custom-shape draw:style-name="gr12" xml:id="id33" draw:id="id33" draw:layer="Annotations" svg:width="1cm" svg:height="1cm" svg:x="14.75cm" svg:y="16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office:forms form:automatic-focus="false" form:apply-design-mode="false"/>
        <draw:custom-shape draw:style-name="gr1" draw:text-style-name="P1" xml:id="id39" draw:id="id39" draw:layer="Sequences" svg:width="1cm" svg:height="0.992cm" svg:x="6cm" svg:y="25cm">
          <text:p>1</text:p>
          <draw:enhanced-geometry svg:viewBox="0 0 21600 21600" draw:type="rectangle" draw:enhanced-path="M 0 0 L 21600 0 21600 21600 0 21600 0 0 Z N"/>
        </draw:custom-shape>
        <draw:custom-shape draw:style-name="gr1" draw:text-style-name="P1" xml:id="id36" draw:id="id36" draw:layer="Sequences" svg:width="1cm" svg:height="0.992cm" svg:x="8.5cm" svg:y="25cm">
          <text:p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8" draw:id="id38" draw:layer="Sequences" svg:width="1cm" svg:height="0.992cm" svg:x="11cm" svg:y="25.008cm">
          <text:p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1" draw:id="id41" draw:layer="Sequences" svg:width="1cm" svg:height="0.992cm" svg:x="13.5cm" svg:y="25.008cm">
          <text:p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3" draw:id="id43" draw:layer="Sequences" svg:width="1cm" svg:height="0.992cm" svg:x="16cm" svg:y="25cm">
          <text:p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4" draw:id="id44" draw:layer="Sequences" svg:width="1cm" svg:height="1cm" svg:x="18.5cm" svg:y="25cm">
          <text:p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9" draw:id="id49" draw:layer="Sequences" svg:width="1cm" svg:height="1cm" svg:x="21cm" svg:y="25.008cm">
          <text:p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8" draw:id="id48" draw:layer="Sequences" svg:width="1cm" svg:height="0.992cm" svg:x="23.5cm" svg:y="25.008cm">
          <text:p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6" draw:id="id46" draw:layer="Sequences" svg:width="1cm" svg:height="1cm" svg:x="22.25cm" svg:y="23cm">
          <text:p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7" draw:id="id37" draw:layer="Sequences" svg:width="1cm" svg:height="1cm" svg:x="9.75cm" svg:y="22cm">
          <text:p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2" draw:id="id42" draw:layer="Sequences" svg:width="1cm" svg:height="1cm" svg:x="14.75cm" svg:y="19cm">
          <text:p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5" draw:id="id45" draw:layer="Sequences" svg:width="1cm" svg:height="1cm" svg:x="20.5cm" svg:y="16cm">
          <text:p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0" draw:id="id40" draw:layer="Sequences" svg:width="1cm" svg:height="1cm" svg:x="7.75cm" svg:y="11.75cm">
          <text:p>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7" draw:id="id47" draw:layer="Sequences" svg:width="1cm" svg:height="1cm" svg:x="17.25cm" svg:y="7cm">
          <text:p>1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1" draw:id="id51" draw:layer="Sequences" svg:width="1cm" svg:height="1cm" svg:x="12.5cm" svg:y="1cm">
          <text:p>15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layer="Edges" draw:type="line" svg:x1="9cm" svg:y1="25cm" svg:x2="10.25cm" svg:y2="23cm" draw:start-shape="id36" draw:start-glue-point="0" draw:end-shape="id37" draw:end-glue-point="2" svg:d="M9000 25000l1250-2000" svg:viewBox="0 0 1251 2001">
          <text:p/>
        </draw:connector>
        <draw:connector draw:style-name="gr6" draw:layer="Edges" draw:type="line" svg:x1="11.5cm" svg:y1="25.008cm" svg:x2="10.25cm" svg:y2="23cm" draw:start-shape="id38" draw:start-glue-point="0" draw:end-shape="id37" draw:end-glue-point="2" svg:d="M11500 25008l-1250-2008" svg:viewBox="0 0 1251 2009">
          <text:p/>
        </draw:connector>
        <draw:connector draw:style-name="gr6" draw:layer="Edges" draw:type="line" svg:x1="6.5cm" svg:y1="25cm" svg:x2="8.25cm" svg:y2="12.75cm" draw:start-shape="id39" draw:start-glue-point="0" draw:end-shape="id40" draw:end-glue-point="2" svg:d="M6500 25000l1750-12250" svg:viewBox="0 0 1751 12251">
          <text:p/>
        </draw:connector>
        <draw:connector draw:style-name="gr14" draw:layer="Edges" draw:type="line" svg:x1="10.25cm" svg:y1="22cm" svg:x2="8.25cm" svg:y2="12.75cm" draw:start-shape="id37" draw:start-glue-point="0" draw:end-shape="id40" draw:end-glue-point="2" svg:d="M10250 22000l-2000-9250" svg:viewBox="0 0 2001 9251">
          <text:p/>
        </draw:connector>
        <draw:connector draw:style-name="gr6" draw:layer="Edges" draw:type="line" svg:x1="14cm" svg:y1="25.008cm" svg:x2="15.25cm" svg:y2="20cm" draw:start-shape="id41" draw:start-glue-point="0" draw:end-shape="id42" draw:end-glue-point="2" svg:d="M14000 25008l1250-5008" svg:viewBox="0 0 1251 5009">
          <text:p/>
        </draw:connector>
        <draw:connector draw:style-name="gr6" draw:layer="Edges" draw:type="line" svg:x1="16.5cm" svg:y1="25cm" svg:x2="15.25cm" svg:y2="20cm" draw:start-shape="id43" draw:start-glue-point="0" draw:end-shape="id42" draw:end-glue-point="2" svg:d="M16500 25000l-1250-5000" svg:viewBox="0 0 1251 5001">
          <text:p/>
        </draw:connector>
        <draw:connector draw:style-name="gr6" draw:layer="Edges" draw:type="line" svg:x1="19cm" svg:y1="25cm" svg:x2="21cm" svg:y2="17cm" draw:start-shape="id44" draw:start-glue-point="0" draw:end-shape="id45" draw:end-glue-point="2" svg:d="M19000 25000l2000-8000" svg:viewBox="0 0 2001 8001">
          <text:p/>
        </draw:connector>
        <draw:connector draw:style-name="gr14" draw:layer="Edges" draw:type="line" svg:x1="22.75cm" svg:y1="23cm" svg:x2="21cm" svg:y2="17cm" draw:start-shape="id46" draw:start-glue-point="0" draw:end-shape="id45" draw:end-glue-point="2" svg:d="M22750 23000l-1750-6000" svg:viewBox="0 0 1751 6001">
          <text:p/>
        </draw:connector>
        <draw:connector draw:style-name="gr14" draw:layer="Edges" draw:type="line" svg:x1="21cm" svg:y1="16cm" svg:x2="17.75cm" svg:y2="8cm" draw:start-shape="id45" draw:start-glue-point="0" draw:end-shape="id47" draw:end-glue-point="2" svg:d="M21000 16000l-3250-8000" svg:viewBox="0 0 3251 8001">
          <text:p/>
        </draw:connector>
        <draw:connector draw:style-name="gr14" draw:layer="Edges" draw:type="line" svg:x1="22.75cm" svg:y1="24cm" svg:x2="24cm" svg:y2="25.008cm" draw:start-shape="id46" draw:start-glue-point="2" draw:end-shape="id48" draw:end-glue-point="0" svg:d="M22750 24000l1250 1008" svg:viewBox="0 0 1251 1009">
          <text:p/>
        </draw:connector>
        <draw:connector draw:style-name="gr6" draw:layer="Edges" draw:type="line" svg:x1="21.5cm" svg:y1="25.008cm" svg:x2="22.75cm" svg:y2="24cm" draw:start-shape="id49" draw:start-glue-point="0" draw:end-shape="id46" draw:end-glue-point="2" svg:d="M21500 25008l1250-1008" svg:viewBox="0 0 1251 1009">
          <text:p/>
        </draw:connector>
        <draw:custom-shape draw:style-name="gr2" draw:text-style-name="P1" xml:id="id52" draw:id="id52" draw:layer="Sequences" svg:width="1cm" svg:height="1cm" svg:x="14.75cm" svg:y="16.5cm">
          <text:p>1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0" draw:id="id50" draw:layer="Sequences" svg:width="1cm" svg:height="1cm" svg:x="9.25cm" svg:y="7.75cm">
          <text:p>1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layer="Edges" draw:type="line" svg:x1="8.25cm" svg:y1="11.75cm" svg:x2="9.75cm" svg:y2="8.75cm" draw:start-shape="id40" draw:start-glue-point="0" draw:end-shape="id50" draw:end-glue-point="2" svg:d="M8250 11750l1500-3000" svg:viewBox="0 0 1501 3001">
          <text:p/>
        </draw:connector>
        <draw:connector draw:style-name="gr15" draw:layer="Edges" draw:type="line" svg:x1="9.75cm" svg:y1="7.75cm" svg:x2="13cm" svg:y2="2cm" draw:start-shape="id50" draw:start-glue-point="0" draw:end-shape="id51" draw:end-glue-point="2" svg:d="M9750 7750l3250-5750" svg:viewBox="0 0 3251 5751">
          <text:p/>
        </draw:connector>
        <draw:connector draw:style-name="gr6" draw:layer="Edges" draw:type="line" svg:x1="15.25cm" svg:y1="19cm" svg:x2="15.25cm" svg:y2="17.5cm" draw:start-shape="id42" draw:start-glue-point="0" draw:end-shape="id52" draw:end-glue-point="2" svg:d="M15250 19000v-1500" svg:viewBox="0 0 1 1501">
          <text:p/>
        </draw:connector>
        <draw:connector draw:style-name="gr16" draw:layer="Edges" draw:type="line" svg:x1="15.25cm" svg:y1="16.5cm" svg:x2="17.75cm" svg:y2="8cm" draw:start-shape="id52" draw:start-glue-point="0" draw:end-shape="id47" draw:end-glue-point="2" svg:d="M15250 16500l2500-8500" svg:viewBox="0 0 2501 8501">
          <text:p/>
        </draw:connector>
        <draw:custom-shape draw:style-name="gr2" draw:text-style-name="P1" xml:id="id54" draw:id="id54" draw:layer="Sequences" svg:width="1cm" svg:height="1cm" svg:x="11cm" svg:y="10.25cm">
          <text:p>1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5" draw:id="id55" draw:layer="Sequences" svg:width="1cm" svg:height="1cm" svg:x="14.5cm" svg:y="3.5cm">
          <text:p>19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layer="Edges" draw:type="line" svg:x1="15.25cm" svg:y1="16.5cm" svg:x2="11.5cm" svg:y2="11.25cm" draw:start-shape="id53" draw:start-glue-point="0" draw:end-shape="id54" draw:end-glue-point="2" svg:d="M15250 16500l-3750-5250" svg:viewBox="0 0 3751 5251">
          <text:p/>
        </draw:connector>
        <draw:connector draw:style-name="gr18" draw:layer="Edges" draw:type="line" svg:x1="11.5cm" svg:y1="10.25cm" svg:x2="9.75cm" svg:y2="8.75cm" draw:start-shape="id54" draw:start-glue-point="0" draw:end-shape="id50" draw:end-glue-point="2" svg:d="M11500 10250l-1750-1500" svg:viewBox="0 0 1751 1501">
          <text:p/>
        </draw:connector>
        <draw:connector draw:style-name="gr19" draw:layer="Edges" draw:type="line" svg:x1="11.5cm" svg:y1="10.25cm" svg:x2="15cm" svg:y2="4.5cm" draw:start-shape="id54" draw:start-glue-point="0" draw:end-shape="id55" draw:end-glue-point="2" svg:d="M11500 10250l3500-5750" svg:viewBox="0 0 3501 5751">
          <text:p/>
        </draw:connector>
        <draw:connector draw:style-name="gr15" draw:layer="Edges" draw:type="line" svg:x1="17.75cm" svg:y1="7cm" svg:x2="15cm" svg:y2="4.5cm" draw:start-shape="id47" draw:start-glue-point="0" draw:end-shape="id55" draw:end-glue-point="2" svg:d="M17750 7000l-2750-2500" svg:viewBox="0 0 2751 2501">
          <text:p/>
        </draw:connector>
        <draw:connector draw:style-name="gr15" draw:layer="Edges" draw:type="line" svg:x1="15cm" svg:y1="3.5cm" svg:x2="13cm" svg:y2="2cm" draw:start-shape="id55" draw:start-glue-point="0" draw:end-shape="id51" draw:end-glue-point="2" svg:d="M15000 3500l-2000-1500" svg:viewBox="0 0 2001 1501">
          <text:p/>
        </draw:connector>
        <draw:custom-shape draw:style-name="gr12" draw:layer="Annotations" svg:width="1cm" svg:height="1cm" svg:x="11cm" svg:y="10.25cm">
          <text:p/>
          <draw:enhanced-geometry svg:viewBox="0 0 21600 21600" draw:type="rectangle" draw:enhanced-path="M 0 0 L 21600 0 21600 21600 0 21600 0 0 Z N"/>
        </draw:custom-shape>
        <draw:custom-shape draw:style-name="gr12" xml:id="id53" draw:id="id53" draw:layer="Annotations" svg:width="1cm" svg:height="1cm" svg:x="14.75cm" svg:y="16.5cm">
          <text:p/>
          <draw:enhanced-geometry svg:viewBox="0 0 21600 21600" draw:type="rectangle" draw:enhanced-path="M 0 0 L 21600 0 21600 21600 0 21600 0 0 Z N"/>
        </draw:custom-shape>
        <draw:frame draw:style-name="gr20" draw:text-style-name="P3" draw:layer="wtf" svg:width="4.582cm" svg:height="1.875cm" draw:transform="rotate (0.959931088596881) translate (20.5cm 27.925cm)">
          <draw:image xlink:href="Pictures/10000001000005E100000268DF99DEC9.png" xlink:type="simple" xlink:show="embed" xlink:actuate="onLoad" draw:mime-type="image/png">
            <text:p/>
          </draw:image>
          <draw:glue-point draw:id="4" svg:x="-2.804cm" svg:y="1.731cm"/>
        </draw:frame>
        <draw:frame draw:style-name="gr20" draw:text-style-name="P3" draw:layer="wtf" svg:width="3.81cm" svg:height="1.59cm" draw:transform="rotate (-1.0471975511966) translate (10.377cm 23.676cm)">
          <draw:image xlink:href="Pictures/10000001000005C50000026BF1266D4E.png" xlink:type="simple" xlink:show="embed" xlink:actuate="onLoad" draw:mime-type="image/png">
            <text:p/>
          </draw:image>
          <draw:glue-point draw:id="4" svg:x="2.632cm" svg:y="1.694cm"/>
        </draw:frame>
        <draw:connector draw:style-name="gr18" draw:layer="Edges" draw:type="line" svg:x1="9.75cm" svg:y1="7.75cm" svg:x2="13cm" svg:y2="2cm" svg:d="M9750 7750l3250-5750" svg:viewBox="0 0 3251 5751">
          <text:p/>
        </draw:connector>
        <draw:connector draw:style-name="gr18" draw:layer="Edges" draw:type="line" svg:x1="17.75cm" svg:y1="7cm" svg:x2="15cm" svg:y2="4.5cm" svg:d="M17750 7000l-2750-2500" svg:viewBox="0 0 2751 2501">
          <text:p/>
        </draw:connector>
        <draw:connector draw:style-name="gr18" draw:layer="Edges" draw:type="line" svg:x1="15cm" svg:y1="3.5cm" svg:x2="13cm" svg:y2="2cm" svg:d="M15000 3500l-2000-1500" svg:viewBox="0 0 2001 1501">
          <text:p/>
        </draw:connector>
        <draw:connector draw:style-name="gr21" draw:layer="Edges" draw:type="line" svg:x1="11.5cm" svg:y1="10.25cm" svg:x2="9.75cm" svg:y2="8.75cm" svg:d="M11500 10250l-1750-1500" svg:viewBox="0 0 1751 1501">
          <text:p/>
        </draw:connector>
        <draw:connector draw:style-name="gr21" draw:layer="Edges" draw:type="line" svg:x1="9.75cm" svg:y1="7.75cm" svg:x2="13cm" svg:y2="2cm" svg:d="M9750 7750l3250-5750" svg:viewBox="0 0 3251 5751">
          <text:p/>
        </draw:connector>
        <draw:connector draw:style-name="gr21" draw:layer="Edges" draw:type="line" svg:x1="15cm" svg:y1="3.5cm" svg:x2="13cm" svg:y2="2cm" svg:d="M15000 3500l-2000-1500" svg:viewBox="0 0 2001 1501">
          <text:p/>
        </draw:connector>
      </draw:page>
      <draw:page draw:name="page4" draw:style-name="dp1" draw:master-page-name="Default">
        <office:forms form:automatic-focus="false" form:apply-design-mode="false"/>
        <draw:custom-shape draw:style-name="gr1" draw:text-style-name="P1" xml:id="id58" draw:id="id58" draw:layer="Sequences" svg:width="1cm" svg:height="0.992cm" svg:x="5.25cm" svg:y="25.99cm">
          <text:p>1</text:p>
          <draw:enhanced-geometry svg:viewBox="0 0 21600 21600" draw:type="rectangle" draw:enhanced-path="M 0 0 L 21600 0 21600 21600 0 21600 0 0 Z N"/>
        </draw:custom-shape>
        <draw:custom-shape draw:style-name="gr1" draw:text-style-name="P1" xml:id="id77" draw:id="id77" draw:layer="Sequences" svg:width="1cm" svg:height="0.992cm" svg:x="7.75cm" svg:y="25.99cm">
          <text:p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6" draw:id="id56" draw:layer="Sequences" svg:width="1cm" svg:height="0.992cm" svg:x="10.25cm" svg:y="25.998cm">
          <text:p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0" draw:id="id60" draw:layer="Sequences" svg:width="1cm" svg:height="0.992cm" svg:x="12.75cm" svg:y="25.998cm">
          <text:p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2" draw:id="id62" draw:layer="Sequences" svg:width="1cm" svg:height="0.992cm" svg:x="15.25cm" svg:y="25.99cm">
          <text:p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3" draw:id="id63" draw:layer="Sequences" svg:width="1cm" svg:height="1cm" svg:x="17.75cm" svg:y="25.99cm">
          <text:p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7" draw:id="id67" draw:layer="Sequences" svg:width="1cm" svg:height="1cm" svg:x="20.25cm" svg:y="25.998cm">
          <text:p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6" draw:id="id76" draw:layer="Sequences" svg:width="1cm" svg:height="0.992cm" svg:x="22.75cm" svg:y="25.998cm">
          <text:p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5" draw:id="id65" draw:layer="Sequences" svg:width="1cm" svg:height="1cm" svg:x="21.5cm" svg:y="23.99cm">
          <text:p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57" draw:id="id57" draw:layer="Sequences" svg:width="1cm" svg:height="1cm" svg:x="9cm" svg:y="22.99cm">
          <text:p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1" draw:id="id61" draw:layer="Sequences" svg:width="1cm" svg:height="1cm" svg:x="14cm" svg:y="19.99cm">
          <text:p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4" draw:id="id64" draw:layer="Sequences" svg:width="1cm" svg:height="1cm" svg:x="19.75cm" svg:y="16.99cm">
          <text:p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9" draw:id="id59" draw:layer="Sequences" svg:width="1cm" svg:height="1cm" svg:x="7cm" svg:y="12.74cm">
          <text:p>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6" draw:id="id66" draw:layer="Sequences" svg:width="1cm" svg:height="1cm" svg:x="16.5cm" svg:y="7.99cm">
          <text:p>1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9" draw:id="id69" draw:layer="Sequences" svg:width="1cm" svg:height="1cm" svg:x="11.75cm" svg:y="1.99cm">
          <text:p>15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Edges" draw:type="line" svg:x1="10.75cm" svg:y1="25.998cm" svg:x2="9.5cm" svg:y2="23.99cm" draw:start-shape="id56" draw:start-glue-point="0" draw:end-shape="id57" draw:end-glue-point="2" svg:d="M10750 25998l-1250-2008" svg:viewBox="0 0 1251 2009">
          <text:p/>
        </draw:connector>
        <draw:connector draw:style-name="gr6" draw:layer="Edges" draw:type="line" svg:x1="5.75cm" svg:y1="25.99cm" svg:x2="7.5cm" svg:y2="13.74cm" draw:start-shape="id58" draw:start-glue-point="0" draw:end-shape="id59" draw:end-glue-point="2" svg:d="M5750 25990l1750-12250" svg:viewBox="0 0 1751 12251">
          <text:p/>
        </draw:connector>
        <draw:connector draw:style-name="gr22" draw:text-style-name="P6" draw:layer="Edges" draw:type="line" svg:x1="9.5cm" svg:y1="22.99cm" svg:x2="7.5cm" svg:y2="13.74cm" draw:start-shape="id57" draw:start-glue-point="0" draw:end-shape="id59" draw:end-glue-point="2" svg:d="M9500 22990l-2000-9250" svg:viewBox="0 0 2001 9251">
          <text:p/>
        </draw:connector>
        <draw:connector draw:style-name="gr6" draw:layer="Edges" draw:type="line" svg:x1="13.25cm" svg:y1="25.998cm" svg:x2="14.5cm" svg:y2="20.99cm" draw:start-shape="id60" draw:start-glue-point="0" draw:end-shape="id61" draw:end-glue-point="2" svg:d="M13250 25998l1250-5008" svg:viewBox="0 0 1251 5009">
          <text:p/>
        </draw:connector>
        <draw:connector draw:style-name="gr6" draw:layer="Edges" draw:type="line" svg:x1="15.75cm" svg:y1="25.99cm" svg:x2="14.5cm" svg:y2="20.99cm" draw:start-shape="id62" draw:start-glue-point="0" draw:end-shape="id61" draw:end-glue-point="2" svg:d="M15750 25990l-1250-5000" svg:viewBox="0 0 1251 5001">
          <text:p/>
        </draw:connector>
        <draw:connector draw:style-name="gr6" draw:layer="Edges" draw:type="line" svg:x1="18.25cm" svg:y1="25.99cm" svg:x2="20.25cm" svg:y2="17.99cm" draw:start-shape="id63" draw:start-glue-point="0" draw:end-shape="id64" draw:end-glue-point="2" svg:d="M18250 25990l2000-8000" svg:viewBox="0 0 2001 8001">
          <text:p/>
        </draw:connector>
        <draw:connector draw:style-name="gr22" draw:text-style-name="P6" draw:layer="Edges" draw:type="line" svg:x1="22cm" svg:y1="23.99cm" svg:x2="20.25cm" svg:y2="17.99cm" draw:start-shape="id65" draw:start-glue-point="0" draw:end-shape="id64" draw:end-glue-point="2" svg:d="M22000 23990l-1750-6000" svg:viewBox="0 0 1751 6001">
          <text:p/>
        </draw:connector>
        <draw:connector draw:style-name="gr22" draw:text-style-name="P6" draw:layer="Edges" draw:type="line" svg:x1="20.25cm" svg:y1="16.99cm" svg:x2="17cm" svg:y2="8.99cm" draw:start-shape="id64" draw:start-glue-point="0" draw:end-shape="id66" draw:end-glue-point="2" svg:d="M20250 16990l-3250-8000" svg:viewBox="0 0 3251 8001">
          <text:p/>
        </draw:connector>
        <draw:connector draw:style-name="gr6" draw:layer="Edges" draw:type="line" svg:x1="20.75cm" svg:y1="25.998cm" svg:x2="22cm" svg:y2="24.99cm" draw:start-shape="id67" draw:start-glue-point="0" draw:end-shape="id65" draw:end-glue-point="2" svg:d="M20750 25998l1250-1008" svg:viewBox="0 0 1251 1009">
          <text:p/>
        </draw:connector>
        <draw:custom-shape draw:style-name="gr2" draw:text-style-name="P1" xml:id="id70" draw:id="id70" draw:layer="Sequences" svg:width="1cm" svg:height="1cm" svg:x="14cm" svg:y="17.49cm">
          <text:p>1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8" draw:id="id68" draw:layer="Sequences" svg:width="1cm" svg:height="1cm" svg:x="8.5cm" svg:y="8.74cm">
          <text:p>1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6" draw:layer="Edges" draw:type="line" svg:x1="7.5cm" svg:y1="12.74cm" svg:x2="9cm" svg:y2="9.74cm" draw:start-shape="id59" draw:start-glue-point="0" draw:end-shape="id68" draw:end-glue-point="2" svg:d="M7500 12740l1500-3000" svg:viewBox="0 0 1501 3001">
          <text:p/>
        </draw:connector>
        <draw:connector draw:style-name="gr22" draw:text-style-name="P6" draw:layer="Edges" draw:type="line" svg:x1="9cm" svg:y1="8.74cm" svg:x2="12.25cm" svg:y2="2.99cm" draw:start-shape="id68" draw:start-glue-point="0" draw:end-shape="id69" draw:end-glue-point="2" svg:d="M9000 8740l3250-5750" svg:viewBox="0 0 3251 5751">
          <text:p/>
        </draw:connector>
        <draw:connector draw:style-name="gr6" draw:layer="Edges" draw:type="line" svg:x1="14.5cm" svg:y1="19.99cm" svg:x2="14.5cm" svg:y2="18.49cm" draw:start-shape="id61" draw:start-glue-point="0" draw:end-shape="id70" draw:end-glue-point="2" svg:d="M14500 19990v-1500" svg:viewBox="0 0 1 1501">
          <text:p/>
        </draw:connector>
        <draw:connector draw:style-name="gr22" draw:text-style-name="P6" draw:layer="Edges" draw:type="line" svg:x1="14.5cm" svg:y1="17.49cm" svg:x2="17cm" svg:y2="8.99cm" draw:start-shape="id70" draw:start-glue-point="0" draw:end-shape="id66" draw:end-glue-point="2" svg:d="M14500 17490l2500-8500" svg:viewBox="0 0 2501 8501">
          <text:p/>
        </draw:connector>
        <draw:custom-shape draw:style-name="gr2" draw:text-style-name="P1" xml:id="id71" draw:id="id71" draw:layer="Sequences" svg:width="1cm" svg:height="1cm" svg:x="10.25cm" svg:y="11.24cm">
          <text:p>1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72" draw:id="id72" draw:layer="Sequences" svg:width="1cm" svg:height="1cm" svg:x="13.75cm" svg:y="4.49cm">
          <text:p>19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6" draw:layer="Edges" draw:type="line" svg:x1="14.5cm" svg:y1="17.49cm" svg:x2="10.75cm" svg:y2="12.24cm" draw:end-shape="id71" draw:end-glue-point="2" svg:d="M14500 17490l-3750-5250" svg:viewBox="0 0 3751 5251">
          <text:p/>
        </draw:connector>
        <draw:connector draw:style-name="gr23" draw:layer="Edges" draw:type="line" svg:x1="10.75cm" svg:y1="11.24cm" svg:x2="9cm" svg:y2="9.74cm" draw:start-shape="id71" draw:start-glue-point="0" draw:end-shape="id68" draw:end-glue-point="2" svg:d="M10750 11240l-1750-1500" svg:viewBox="0 0 1751 1501">
          <text:p/>
        </draw:connector>
        <draw:connector draw:style-name="gr22" draw:text-style-name="P6" draw:layer="Edges" draw:type="line" svg:x1="10.75cm" svg:y1="11.24cm" svg:x2="14.25cm" svg:y2="5.49cm" draw:start-shape="id71" draw:start-glue-point="0" draw:end-shape="id72" draw:end-glue-point="2" svg:d="M10750 11240l3500-5750" svg:viewBox="0 0 3501 5751">
          <text:p/>
        </draw:connector>
        <draw:connector draw:style-name="gr22" draw:text-style-name="P6" draw:layer="Edges" draw:type="line" svg:x1="17cm" svg:y1="7.99cm" svg:x2="14.25cm" svg:y2="5.49cm" draw:start-shape="id66" draw:start-glue-point="0" draw:end-shape="id72" draw:end-glue-point="2" svg:d="M17000 7990l-2750-2500" svg:viewBox="0 0 2751 2501">
          <text:p/>
        </draw:connector>
        <draw:connector draw:style-name="gr22" draw:text-style-name="P6" draw:layer="Edges" draw:type="line" svg:x1="14.25cm" svg:y1="4.49cm" svg:x2="12.25cm" svg:y2="2.99cm" draw:start-shape="id72" draw:start-glue-point="0" draw:end-shape="id69" draw:end-glue-point="2" svg:d="M14250 4490l-2000-1500" svg:viewBox="0 0 2001 1501">
          <text:p/>
        </draw:connector>
        <draw:frame draw:style-name="gr20" draw:text-style-name="P3" xml:id="id75" draw:id="id75" draw:layer="wtf" svg:width="4.582cm" svg:height="1.875cm" draw:transform="rotate (0.959931088596881) translate (19.586cm 28.493cm)">
          <draw:image xlink:href="Pictures/10000001000005E100000268DF99DEC9.png" xlink:type="simple" xlink:show="embed" xlink:actuate="onLoad" draw:mime-type="image/png">
            <text:p/>
          </draw:image>
          <draw:glue-point draw:id="4" svg:x="-2.804cm" svg:y="1.731cm"/>
        </draw:frame>
        <draw:frame draw:style-name="gr20" draw:text-style-name="P3" xml:id="id74" draw:id="id74" draw:layer="wtf" svg:width="3.81cm" svg:height="1.59cm" draw:transform="rotate (-1.0471975511966) translate (9.622cm 24.494cm)">
          <draw:image xlink:href="Pictures/10000001000005C50000026BF1266D4E.png" xlink:type="simple" xlink:show="embed" xlink:actuate="onLoad" draw:mime-type="image/png">
            <text:p/>
          </draw:image>
          <draw:glue-point draw:id="4" svg:x="2.632cm" svg:y="1.694cm"/>
        </draw:frame>
        <draw:frame draw:style-name="gr20" draw:text-style-name="P3" xml:id="id73" draw:id="id73" draw:layer="wtf" svg:width="9cm" svg:height="7.01cm" svg:x="10.75cm" svg:y="29.99cm">
          <draw:image xlink:href="Pictures/100000010000039B000002CFA25F657A.png" xlink:type="simple" xlink:show="embed" xlink:actuate="onLoad" draw:mime-type="image/png">
            <text:p/>
          </draw:image>
          <draw:glue-point draw:id="4" svg:x="-3.873cm" svg:y="-4.286cm"/>
          <draw:glue-point draw:id="5" svg:x="3.885cm" svg:y="-4.286cm"/>
        </draw:frame>
        <draw:connector draw:style-name="gr22" draw:text-style-name="P6" draw:layer="Edges" draw:type="line" svg:x1="11.765cm" svg:y1="30.491cm" svg:x2="10.749cm" svg:y2="27.234cm" draw:start-shape="id73" draw:start-glue-point="4" draw:end-shape="id74" draw:end-glue-point="4" svg:d="M11765 30491l-1016-3257" svg:viewBox="0 0 1017 3258">
          <text:p/>
        </draw:connector>
        <draw:connector draw:style-name="gr22" draw:text-style-name="P6" draw:layer="Edges" draw:type="line" svg:x1="18.746cm" svg:y1="30.491cm" svg:x2="20.501cm" svg:y2="27.989cm" draw:start-shape="id73" draw:start-glue-point="5" draw:end-shape="id75" draw:end-glue-point="4" svg:d="M18746 30491l1755-2502" svg:viewBox="0 0 1756 2503">
          <text:p/>
        </draw:connector>
        <draw:connector draw:style-name="gr22" draw:text-style-name="P6" draw:layer="Edges" draw:type="line" svg:x1="22cm" svg:y1="24.99cm" svg:x2="23.25cm" svg:y2="25.998cm" draw:start-shape="id65" draw:start-glue-point="2" draw:end-shape="id76" draw:end-glue-point="0" svg:d="M22000 24990l1250 1008" svg:viewBox="0 0 1251 1009">
          <text:p/>
        </draw:connector>
        <draw:connector draw:style-name="gr22" draw:text-style-name="P6" draw:layer="Edges" draw:type="line" svg:x1="8.25cm" svg:y1="25.99cm" svg:x2="9.5cm" svg:y2="23.99cm" draw:start-shape="id77" draw:start-glue-point="0" draw:end-shape="id57" draw:end-glue-point="2" svg:d="M8250 25990l1250-2000" svg:viewBox="0 0 1251 2001">
          <text:p/>
        </draw:connector>
      </draw:page>
      <draw:page draw:name="page5" draw:style-name="dp1" draw:master-page-name="Default">
        <office:forms form:automatic-focus="false" form:apply-design-mode="false"/>
        <draw:custom-shape draw:style-name="gr2" draw:text-style-name="P1" xml:id="id79" draw:id="id79" draw:layer="Sequences" svg:width="1cm" svg:height="1cm" svg:x="11.75cm" svg:y="1.99cm">
          <text:p>1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78" draw:id="id78" draw:layer="Sequences" svg:width="1cm" svg:height="1cm" svg:x="8.5cm" svg:y="8.74cm">
          <text:p>1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6" draw:layer="Edges" draw:type="line" svg:x1="9cm" svg:y1="8.74cm" svg:x2="12.25cm" svg:y2="2.99cm" draw:start-shape="id78" draw:start-glue-point="0" draw:end-shape="id79" draw:end-glue-point="2" svg:d="M9000 8740l3250-5750" svg:viewBox="0 0 3251 5751">
          <text:p/>
        </draw:connector>
        <draw:custom-shape draw:style-name="gr2" draw:text-style-name="P1" xml:id="id80" draw:id="id80" draw:layer="Sequences" svg:width="1cm" svg:height="1cm" svg:x="10.25cm" svg:y="11.24cm">
          <text:p>1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1" draw:id="id81" draw:layer="Sequences" svg:width="1cm" svg:height="1cm" svg:x="13.75cm" svg:y="4.49cm">
          <text:p>19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layer="Edges" draw:type="line" svg:x1="10.75cm" svg:y1="11.24cm" svg:x2="9cm" svg:y2="9.74cm" draw:start-shape="id80" draw:start-glue-point="0" draw:end-shape="id78" draw:end-glue-point="2" svg:d="M10750 11240l-1750-1500" svg:viewBox="0 0 1751 1501">
          <text:p/>
        </draw:connector>
        <draw:connector draw:style-name="gr26" draw:text-style-name="P6" draw:layer="Edges" draw:type="line" svg:x1="10.75cm" svg:y1="11.24cm" svg:x2="14.25cm" svg:y2="5.49cm" draw:start-shape="id80" draw:start-glue-point="0" draw:end-shape="id81" draw:end-glue-point="2" svg:d="M10750 11240l3500-5750" svg:viewBox="0 0 3501 5751">
          <text:p/>
        </draw:connector>
        <draw:connector draw:style-name="gr24" draw:text-style-name="P6" draw:layer="Edges" draw:type="line" svg:x1="14.25cm" svg:y1="4.49cm" svg:x2="12.25cm" svg:y2="2.99cm" draw:start-shape="id81" draw:start-glue-point="0" draw:end-shape="id79" draw:end-glue-point="2" svg:d="M14250 4490l-2000-1500" svg:viewBox="0 0 2001 1501">
          <text:p/>
        </draw:connector>
      </draw:page>
      <draw:page draw:name="page6" draw:style-name="dp1" draw:master-page-name="Default">
        <office:forms form:automatic-focus="false" form:apply-design-mode="false"/>
        <draw:custom-shape draw:style-name="gr2" draw:text-style-name="P1" xml:id="id84" draw:id="id84" draw:layer="Sequences" svg:width="1cm" svg:height="1cm" svg:x="16.5cm" svg:y="7.99cm">
          <text:p>1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5" draw:id="id85" draw:layer="Sequences" svg:width="1cm" svg:height="1cm" svg:x="11.75cm" svg:y="1.99cm">
          <text:p>1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2" draw:id="id82" draw:layer="Sequences" svg:width="1cm" svg:height="1cm" svg:x="10.25cm" svg:y="11.24cm">
          <text:p>1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3" draw:id="id83" draw:layer="Sequences" svg:width="1cm" svg:height="1cm" svg:x="13.75cm" svg:y="4.49cm">
          <text:p>19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6" draw:layer="Edges" draw:type="line" svg:x1="10.75cm" svg:y1="11.24cm" svg:x2="14.25cm" svg:y2="5.49cm" draw:start-shape="id82" draw:start-glue-point="0" draw:end-shape="id83" draw:end-glue-point="2" svg:d="M10750 11240l3500-5750" svg:viewBox="0 0 3501 5751">
          <text:p/>
        </draw:connector>
        <draw:connector draw:style-name="gr28" draw:text-style-name="P6" draw:layer="Edges" draw:type="line" svg:x1="17cm" svg:y1="7.99cm" svg:x2="14.25cm" svg:y2="5.49cm" draw:start-shape="id84" draw:start-glue-point="0" draw:end-shape="id83" draw:end-glue-point="2" svg:d="M17000 7990l-2750-2500" svg:viewBox="0 0 2751 2501">
          <text:p/>
        </draw:connector>
        <draw:connector draw:style-name="gr28" draw:text-style-name="P6" draw:layer="Edges" draw:type="line" svg:x1="14.25cm" svg:y1="4.49cm" svg:x2="12.25cm" svg:y2="2.99cm" draw:start-shape="id83" draw:start-glue-point="0" draw:end-shape="id85" draw:end-glue-point="2" svg:d="M14250 4490l-2000-1500" svg:viewBox="0 0 2001 1501">
          <text:p/>
        </draw:connector>
      </draw:page>
      <draw:page draw:name="page7" draw:style-name="dp1" draw:master-page-name="Default">
        <office:forms form:automatic-focus="false" form:apply-design-mode="false"/>
        <draw:custom-shape draw:style-name="gr1" draw:text-style-name="P1" xml:id="id86" draw:id="id86" draw:layer="Sequences" svg:width="1cm" svg:height="0.992cm" svg:x="7.75cm" svg:y="25.99cm">
          <text:p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8" draw:id="id88" draw:layer="Sequences" svg:width="1cm" svg:height="0.992cm" svg:x="22.75cm" svg:y="25.998cm">
          <text:p>8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6" draw:layer="Edges" draw:type="line" svg:x1="8.25cm" svg:y1="25.99cm" svg:x2="12.25cm" svg:y2="2.992cm" draw:start-shape="id86" draw:start-glue-point="0" draw:end-shape="id87" draw:end-glue-point="2" svg:d="M8250 25990l4000-22998" svg:viewBox="0 0 4001 22999">
          <text:p/>
        </draw:connector>
        <draw:connector draw:style-name="gr22" draw:text-style-name="P6" draw:layer="Edges" draw:type="line" svg:x1="12.25cm" svg:y1="2.992cm" svg:x2="23.25cm" svg:y2="25.998cm" draw:start-shape="id87" draw:start-glue-point="2" draw:end-shape="id88" draw:end-glue-point="0" svg:d="M12250 2992l11000 23006" svg:viewBox="0 0 11001 23007">
          <text:p/>
        </draw:connector>
        <draw:frame draw:style-name="gr20" draw:text-style-name="P3" xml:id="id91" draw:id="id91" draw:layer="wtf" svg:width="4.582cm" svg:height="1.875cm" draw:transform="rotate (0.575958653158129) translate (19.136cm 27.427cm)">
          <draw:image xlink:href="Pictures/10000001000005E100000268DF99DEC9.png" xlink:type="simple" xlink:show="embed" xlink:actuate="onLoad" draw:mime-type="image/png">
            <text:p/>
          </draw:image>
          <draw:glue-point draw:id="4" svg:x="-2.835cm" svg:y="0.798cm"/>
        </draw:frame>
        <draw:frame draw:style-name="gr20" draw:text-style-name="P3" xml:id="id90" draw:id="id90" draw:layer="wtf" svg:width="3.81cm" svg:height="1.59cm" draw:transform="rotate (-0.680678408277788) translate (8.907cm 24.725cm)">
          <draw:image xlink:href="Pictures/10000001000005C50000026BF1266D4E.png" xlink:type="simple" xlink:show="embed" xlink:actuate="onLoad" draw:mime-type="image/png">
            <text:p/>
          </draw:image>
          <draw:glue-point draw:id="4" svg:x="2.642cm" svg:y="0.919cm"/>
        </draw:frame>
        <draw:frame draw:style-name="gr20" draw:text-style-name="P3" xml:id="id89" draw:id="id89" draw:layer="wtf" svg:width="9cm" svg:height="7.01cm" svg:x="10.75cm" svg:y="29.99cm">
          <draw:image xlink:href="Pictures/100000010000039B000002CFA25F657A.png" xlink:type="simple" xlink:show="embed" xlink:actuate="onLoad" draw:mime-type="image/png">
            <text:p/>
          </draw:image>
          <draw:glue-point draw:id="4" svg:x="-3.873cm" svg:y="-4.286cm"/>
          <draw:glue-point draw:id="5" svg:x="3.885cm" svg:y="-4.286cm"/>
        </draw:frame>
        <draw:connector draw:style-name="gr22" draw:text-style-name="P6" draw:layer="Edges" draw:type="line" svg:x1="11.765cm" svg:y1="30.491cm" svg:x2="10.933cm" svg:y2="26.874cm" draw:start-shape="id89" draw:start-glue-point="4" draw:end-shape="id90" draw:end-glue-point="4" svg:d="M11765 30491l-832-3617" svg:viewBox="0 0 833 3618">
          <text:p/>
        </draw:connector>
        <draw:connector draw:style-name="gr22" draw:text-style-name="P6" draw:layer="Edges" draw:type="line" svg:x1="18.746cm" svg:y1="30.491cm" svg:x2="20.19cm" svg:y2="27.289cm" draw:start-shape="id89" draw:start-glue-point="5" draw:end-shape="id91" draw:end-glue-point="4" svg:d="M18746 30491l1444-3202" svg:viewBox="0 0 1445 3203">
          <text:p/>
        </draw:connector>
        <draw:custom-shape draw:style-name="gr1" draw:text-style-name="P1" xml:id="id87" draw:id="id87" draw:layer="Edges" svg:width="1cm" svg:height="0.992cm" svg:x="11.75cm" svg:y="2cm">
          <text:p>15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office:forms form:automatic-focus="false" form:apply-design-mode="false"/>
        <draw:custom-shape draw:style-name="gr1" draw:text-style-name="P1" xml:id="id95" draw:id="id95" draw:layer="Sequences" svg:width="1cm" svg:height="0.992cm" svg:x="6cm" svg:y="25cm">
          <text:p>1</text:p>
          <draw:enhanced-geometry svg:viewBox="0 0 21600 21600" draw:type="rectangle" draw:enhanced-path="M 0 0 L 21600 0 21600 21600 0 21600 0 0 Z N"/>
        </draw:custom-shape>
        <draw:custom-shape draw:style-name="gr1" draw:text-style-name="P1" xml:id="id92" draw:id="id92" draw:layer="Sequences" svg:width="1cm" svg:height="0.992cm" svg:x="8.5cm" svg:y="25cm">
          <text:p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4" draw:id="id94" draw:layer="Sequences" svg:width="1cm" svg:height="0.992cm" svg:x="11cm" svg:y="25.008cm">
          <text:p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7" draw:id="id97" draw:layer="Sequences" svg:width="1cm" svg:height="0.992cm" svg:x="13.5cm" svg:y="25.008cm">
          <text:p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9" draw:id="id99" draw:layer="Sequences" svg:width="1cm" svg:height="0.992cm" svg:x="16cm" svg:y="25cm">
          <text:p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00" draw:id="id100" draw:layer="Sequences" svg:width="1cm" svg:height="1cm" svg:x="18.5cm" svg:y="25cm">
          <text:p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05" draw:id="id105" draw:layer="Sequences" svg:width="1cm" svg:height="1cm" svg:x="21cm" svg:y="25.008cm">
          <text:p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04" draw:id="id104" draw:layer="Sequences" svg:width="1cm" svg:height="0.992cm" svg:x="23.5cm" svg:y="25.008cm">
          <text:p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02" draw:id="id102" draw:layer="Sequences" svg:width="1cm" svg:height="1cm" svg:x="22.25cm" svg:y="23cm">
          <text:p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93" draw:id="id93" draw:layer="Sequences" svg:width="1cm" svg:height="1cm" svg:x="9.75cm" svg:y="22cm">
          <text:p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98" draw:id="id98" draw:layer="Sequences" svg:width="1cm" svg:height="1cm" svg:x="14.75cm" svg:y="19cm">
          <text:p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01" draw:id="id101" draw:layer="Sequences" svg:width="1cm" svg:height="1cm" svg:x="20.5cm" svg:y="16cm">
          <text:p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96" draw:id="id96" draw:layer="Sequences" svg:width="1cm" svg:height="1cm" svg:x="7.75cm" svg:y="11.75cm">
          <text:p>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03" draw:id="id103" draw:layer="Sequences" svg:width="1cm" svg:height="1cm" svg:x="17.25cm" svg:y="7cm">
          <text:p>1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07" draw:id="id107" draw:layer="Sequences" svg:width="1cm" svg:height="1cm" svg:x="12.5cm" svg:y="1cm">
          <text:p>15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Edges" draw:type="line" svg:x1="9cm" svg:y1="25cm" svg:x2="10.25cm" svg:y2="23cm" draw:start-shape="id92" draw:start-glue-point="0" draw:end-shape="id93" draw:end-glue-point="2" svg:d="M9000 25000l1250-2000" svg:viewBox="0 0 1251 2001">
          <text:p/>
        </draw:connector>
        <draw:connector draw:style-name="gr6" draw:layer="Edges" draw:type="line" svg:x1="11.5cm" svg:y1="25.008cm" svg:x2="10.25cm" svg:y2="23cm" draw:start-shape="id94" draw:start-glue-point="0" draw:end-shape="id93" draw:end-glue-point="2" svg:d="M11500 25008l-1250-2008" svg:viewBox="0 0 1251 2009">
          <text:p/>
        </draw:connector>
        <draw:connector draw:style-name="gr6" draw:layer="Edges" draw:type="line" svg:x1="6.5cm" svg:y1="25cm" svg:x2="8.25cm" svg:y2="12.75cm" draw:start-shape="id95" draw:start-glue-point="0" draw:end-shape="id96" draw:end-glue-point="2" svg:d="M6500 25000l1750-12250" svg:viewBox="0 0 1751 12251">
          <text:p/>
        </draw:connector>
        <draw:connector draw:style-name="gr6" draw:layer="Edges" draw:type="line" svg:x1="10.25cm" svg:y1="22cm" svg:x2="8.25cm" svg:y2="12.75cm" draw:start-shape="id93" draw:start-glue-point="0" draw:end-shape="id96" draw:end-glue-point="2" svg:d="M10250 22000l-2000-9250" svg:viewBox="0 0 2001 9251">
          <text:p/>
        </draw:connector>
        <draw:connector draw:style-name="gr6" draw:layer="Edges" draw:type="line" svg:x1="14cm" svg:y1="25.008cm" svg:x2="15.25cm" svg:y2="20cm" draw:start-shape="id97" draw:start-glue-point="0" draw:end-shape="id98" draw:end-glue-point="2" svg:d="M14000 25008l1250-5008" svg:viewBox="0 0 1251 5009">
          <text:p/>
        </draw:connector>
        <draw:connector draw:style-name="gr6" draw:layer="Edges" draw:type="line" svg:x1="16.5cm" svg:y1="25cm" svg:x2="15.25cm" svg:y2="20cm" draw:start-shape="id99" draw:start-glue-point="0" draw:end-shape="id98" draw:end-glue-point="2" svg:d="M16500 25000l-1250-5000" svg:viewBox="0 0 1251 5001">
          <text:p/>
        </draw:connector>
        <draw:connector draw:style-name="gr6" draw:layer="Edges" draw:type="line" svg:x1="19cm" svg:y1="25cm" svg:x2="21cm" svg:y2="17cm" draw:start-shape="id100" draw:start-glue-point="0" draw:end-shape="id101" draw:end-glue-point="2" svg:d="M19000 25000l2000-8000" svg:viewBox="0 0 2001 8001">
          <text:p/>
        </draw:connector>
        <draw:connector draw:style-name="gr6" draw:layer="Edges" draw:type="line" svg:x1="22.75cm" svg:y1="23cm" svg:x2="21cm" svg:y2="17cm" draw:start-shape="id102" draw:start-glue-point="0" draw:end-shape="id101" draw:end-glue-point="2" svg:d="M22750 23000l-1750-6000" svg:viewBox="0 0 1751 6001">
          <text:p/>
        </draw:connector>
        <draw:connector draw:style-name="gr6" draw:layer="Edges" draw:type="line" svg:x1="21cm" svg:y1="16cm" svg:x2="17.75cm" svg:y2="8cm" draw:start-shape="id101" draw:start-glue-point="0" draw:end-shape="id103" draw:end-glue-point="2" svg:d="M21000 16000l-3250-8000" svg:viewBox="0 0 3251 8001">
          <text:p/>
        </draw:connector>
        <draw:connector draw:style-name="gr6" draw:layer="Edges" draw:type="line" svg:x1="22.75cm" svg:y1="24cm" svg:x2="24cm" svg:y2="25.008cm" draw:start-shape="id102" draw:start-glue-point="2" draw:end-shape="id104" draw:end-glue-point="0" svg:d="M22750 24000l1250 1008" svg:viewBox="0 0 1251 1009">
          <text:p/>
        </draw:connector>
        <draw:connector draw:style-name="gr6" draw:layer="Edges" draw:type="line" svg:x1="21.5cm" svg:y1="25.008cm" svg:x2="22.75cm" svg:y2="24cm" draw:start-shape="id105" draw:start-glue-point="0" draw:end-shape="id102" draw:end-glue-point="2" svg:d="M21500 25008l1250-1008" svg:viewBox="0 0 1251 1009">
          <text:p/>
        </draw:connector>
        <draw:custom-shape draw:style-name="gr2" draw:text-style-name="P1" xml:id="id108" draw:id="id108" draw:layer="Sequences" svg:width="1cm" svg:height="1cm" svg:x="14.75cm" svg:y="16.5cm">
          <text:p>1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06" draw:id="id106" draw:layer="Sequences" svg:width="1cm" svg:height="1cm" svg:x="9.25cm" svg:y="7.75cm">
          <text:p>1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Edges" draw:type="line" svg:x1="8.25cm" svg:y1="11.75cm" svg:x2="9.75cm" svg:y2="8.75cm" draw:start-shape="id96" draw:start-glue-point="0" draw:end-shape="id106" draw:end-glue-point="2" svg:d="M8250 11750l1500-3000" svg:viewBox="0 0 1501 3001">
          <text:p/>
        </draw:connector>
        <draw:connector draw:style-name="gr6" draw:layer="Edges" draw:type="line" svg:x1="9.75cm" svg:y1="7.75cm" svg:x2="13cm" svg:y2="2cm" draw:start-shape="id106" draw:start-glue-point="0" draw:end-shape="id107" draw:end-glue-point="2" svg:d="M9750 7750l3250-5750" svg:viewBox="0 0 3251 5751">
          <text:p/>
        </draw:connector>
        <draw:connector draw:style-name="gr6" draw:layer="Edges" draw:type="line" svg:x1="15.25cm" svg:y1="19cm" svg:x2="15.25cm" svg:y2="17.5cm" draw:start-shape="id98" draw:start-glue-point="0" draw:end-shape="id108" draw:end-glue-point="2" svg:d="M15250 19000v-1500" svg:viewBox="0 0 1 1501">
          <text:p/>
        </draw:connector>
        <draw:connector draw:style-name="gr6" draw:layer="Edges" draw:type="line" svg:x1="15.25cm" svg:y1="16.5cm" svg:x2="17.75cm" svg:y2="8cm" draw:start-shape="id108" draw:start-glue-point="0" draw:end-shape="id103" draw:end-glue-point="2" svg:d="M15250 16500l2500-8500" svg:viewBox="0 0 2501 8501">
          <text:p/>
        </draw:connector>
        <draw:custom-shape draw:style-name="gr2" draw:text-style-name="P1" xml:id="id109" draw:id="id109" draw:layer="Sequences" svg:width="1cm" svg:height="1cm" svg:x="11cm" svg:y="10.25cm">
          <text:p>1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10" draw:id="id110" draw:layer="Sequences" svg:width="1cm" svg:height="1cm" svg:x="14.5cm" svg:y="3.5cm">
          <text:p>19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Edges" draw:type="line" svg:x1="15.25cm" svg:y1="16.5cm" svg:x2="11.5cm" svg:y2="11.25cm" draw:end-shape="id109" draw:end-glue-point="2" svg:d="M15250 16500l-3750-5250" svg:viewBox="0 0 3751 5251">
          <text:p/>
        </draw:connector>
        <draw:connector draw:style-name="gr6" draw:layer="Edges" draw:type="line" svg:x1="11.5cm" svg:y1="10.25cm" svg:x2="9.75cm" svg:y2="8.75cm" draw:start-shape="id109" draw:start-glue-point="0" draw:end-shape="id106" draw:end-glue-point="2" svg:d="M11500 10250l-1750-1500" svg:viewBox="0 0 1751 1501">
          <text:p/>
        </draw:connector>
        <draw:connector draw:style-name="gr6" draw:layer="Edges" draw:type="line" svg:x1="11.5cm" svg:y1="10.25cm" svg:x2="15cm" svg:y2="4.5cm" draw:start-shape="id109" draw:start-glue-point="0" draw:end-shape="id110" draw:end-glue-point="2" svg:d="M11500 10250l3500-5750" svg:viewBox="0 0 3501 5751">
          <text:p/>
        </draw:connector>
        <draw:connector draw:style-name="gr6" draw:layer="Edges" draw:type="line" svg:x1="17.75cm" svg:y1="7cm" svg:x2="15cm" svg:y2="4.5cm" draw:start-shape="id103" draw:start-glue-point="0" draw:end-shape="id110" draw:end-glue-point="2" svg:d="M17750 7000l-2750-2500" svg:viewBox="0 0 2751 2501">
          <text:p/>
        </draw:connector>
        <draw:connector draw:style-name="gr6" draw:layer="Edges" draw:type="line" svg:x1="15cm" svg:y1="3.5cm" svg:x2="13cm" svg:y2="2cm" draw:start-shape="id110" draw:start-glue-point="0" draw:end-shape="id107" draw:end-glue-point="2" svg:d="M15000 3500l-2000-1500" svg:viewBox="0 0 2001 1501">
          <text:p/>
        </draw:connector>
        <draw:custom-shape draw:style-name="gr29" draw:text-style-name="P3" draw:layer="Annotations" svg:width="1.344cm" svg:height="3.362cm" draw:transform="rotate (-0.575958653158129) translate (22.419cm 22.7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Annotations" svg:width="1.344cm" svg:height="3.362cm" draw:transform="rotate (-2.70526034059121) translate (24.639cm 25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Annotations" svg:width="2.91cm" svg:height="8.169cm" draw:transform="rotate (0.244346095279206) translate (19.45cm 16.3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Annotations" svg:width="2.91cm" svg:height="10.216cm" draw:transform="rotate (-0.226892802759263) translate (19.665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Annotations" svg:width="2.75cm" svg:height="7.082cm" draw:transform="rotate (0.20943951023932) translate (13.733cm 19.3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draw:layer="Annotations" svg:width="2.75cm" svg:height="7.174cm" draw:transform="rotate (-0.191986217719376) translate (13.869cm 18.6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Annotations" svg:width="2cm" svg:height="3.5cm" svg:x="14.2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draw:layer="Annotations" svg:width="2.139cm" svg:height="4.265cm" draw:transform="rotate (0.383972435438753) translate (9.053cm 22.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draw:layer="Annotations" svg:width="2.139cm" svg:height="4.265cm" draw:transform="rotate (-0.471238898038469) translate (9.686cm 21.7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Annotations" svg:width="2.598cm" svg:height="14.92cm" draw:transform="rotate (-0.139626340159547) translate (7.135cm 11.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Annotations" svg:width="2.582cm" svg:height="12.491cm" draw:transform="rotate (0.174532925199433) translate (7cm 11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Annotations" svg:width="2.75cm" svg:height="5.771cm" draw:transform="rotate (-0.296705972839037) translate (8.596cm 7.0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Annotations" svg:width="3cm" svg:height="11cm" draw:transform="rotate (0.314159265358979) translate (16.25cm 7.4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7" draw:layer="Annotations" svg:width="9.124cm" svg:height="16.688cm" draw:transform="skewX (2.44622800414803E-017) rotate (0.15707963267949) translate (8.189cm 1.7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Default">
        <office:forms form:automatic-focus="false" form:apply-design-mode="false"/>
        <draw:custom-shape draw:style-name="gr1" draw:text-style-name="P1" xml:id="id114" draw:id="id114" draw:layer="Sequences" svg:width="1cm" svg:height="0.992cm" svg:x="6cm" svg:y="25cm">
          <text:p>1</text:p>
          <draw:enhanced-geometry svg:viewBox="0 0 21600 21600" draw:type="rectangle" draw:enhanced-path="M 0 0 L 21600 0 21600 21600 0 21600 0 0 Z N"/>
        </draw:custom-shape>
        <draw:custom-shape draw:style-name="gr1" draw:text-style-name="P1" xml:id="id111" draw:id="id111" draw:layer="Sequences" svg:width="1cm" svg:height="0.992cm" svg:x="8.5cm" svg:y="25cm">
          <text:p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3" draw:id="id113" draw:layer="Sequences" svg:width="1cm" svg:height="0.992cm" svg:x="11cm" svg:y="25.008cm">
          <text:p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12" draw:id="id112" draw:layer="Sequences" svg:width="1cm" svg:height="1cm" svg:x="9.75cm" svg:y="22cm">
          <text:p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15" draw:id="id115" draw:layer="Sequences" svg:width="1cm" svg:height="1cm" svg:x="7.75cm" svg:y="11.75cm">
          <text:p>1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Edges" draw:type="line" svg:x1="9cm" svg:y1="25cm" svg:x2="10.25cm" svg:y2="23cm" draw:start-shape="id111" draw:start-glue-point="0" draw:end-shape="id112" draw:end-glue-point="2" svg:d="M9000 25000l1250-2000" svg:viewBox="0 0 1251 2001">
          <text:p/>
        </draw:connector>
        <draw:connector draw:style-name="gr6" draw:layer="Edges" draw:type="line" svg:x1="11.5cm" svg:y1="25.008cm" svg:x2="10.25cm" svg:y2="23cm" draw:start-shape="id113" draw:start-glue-point="0" draw:end-shape="id112" draw:end-glue-point="2" svg:d="M11500 25008l-1250-2008" svg:viewBox="0 0 1251 2009">
          <text:p/>
        </draw:connector>
        <draw:connector draw:style-name="gr6" draw:layer="Edges" draw:type="line" svg:x1="6.5cm" svg:y1="25cm" svg:x2="8.25cm" svg:y2="12.75cm" draw:start-shape="id114" draw:start-glue-point="0" draw:end-shape="id115" draw:end-glue-point="2" svg:d="M6500 25000l1750-12250" svg:viewBox="0 0 1751 12251">
          <text:p/>
        </draw:connector>
        <draw:connector draw:style-name="gr6" draw:layer="Edges" draw:type="line" svg:x1="10.25cm" svg:y1="22cm" svg:x2="8.25cm" svg:y2="12.75cm" draw:start-shape="id112" draw:start-glue-point="0" draw:end-shape="id115" draw:end-glue-point="2" svg:d="M10250 22000l-2000-9250" svg:viewBox="0 0 2001 9251">
          <text:p/>
        </draw:connector>
        <draw:custom-shape draw:style-name="gr41" draw:text-style-name="P8" draw:layer="Annotations" svg:width="1cm" svg:height="12cm" svg:x="5cm" svg:y="1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2" draw:layer="Annotations" svg:width="1.25cm" svg:height="1.25cm" svg:x="3.75cm" svg:y="18.75cm">
          <draw:text-box>
            <text:p><text:span text:style-name="T2">t</text:span><text:span text:style-name="T3">13</text:span><text:span text:style-name="T4"> </text:span></text:p>
          </draw:text-box>
        </draw:frame>
        <draw:g draw:style-name="gr7">
          <draw:g draw:style-name="gr7">
            <draw:custom-shape draw:style-name="gr43" draw:text-style-name="P3" draw:layer="layout" svg:width="1cm" svg:height="2cm" svg:x="12cm" svg:y="23cm">
              <text:p/>
    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draw:style-name="gr42" draw:layer="Annotations" svg:width="1.25cm" svg:height="1.131cm" svg:x="13cm" svg:y="23.435cm">
              <draw:text-box>
                <text:p><text:span text:style-name="T2">t</text:span><text:span text:style-name="T3">10</text:span><text:span text:style-name="T4"> </text:span></text:p>
              </draw:text-box>
            </draw:frame>
          </draw:g>
        </draw:g>
      </draw:page>
      <draw:page draw:name="page10" draw:style-name="dp1" draw:master-page-name="Default">
        <office:forms form:automatic-focus="false" form:apply-design-mode="false"/>
        <draw:connector draw:style-name="gr6" draw:layer="Edges" draw:type="line" svg:x1="8.875cm" svg:y1="8cm" svg:x2="8.875cm" svg:y2="5.25cm" draw:start-shape="id116" draw:start-glue-point="4" draw:end-shape="id117" draw:end-glue-point="8" svg:d="M8875 8000v-2750" svg:viewBox="0 0 1 2751">
          <text:p/>
        </draw:connector>
        <draw:custom-shape draw:style-name="gr44" draw:text-style-name="P9" xml:id="id117" draw:id="id117" draw:layer="Vertices" svg:width="0.25cm" svg:height="0.25cm" svg:x="8.7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9" xml:id="id116" draw:id="id116" draw:layer="Vertices" svg:width="0.25cm" svg:height="0.25cm" svg:x="8.7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Edges" draw:type="line" svg:x1="10.123cm" svg:y1="8cm" svg:x2="10.123cm" svg:y2="5.25cm" draw:start-shape="id118" draw:start-glue-point="4" draw:end-shape="id119" draw:end-glue-point="8" svg:d="M10123 8000v-2750" svg:viewBox="0 0 1 2751">
          <text:p/>
        </draw:connector>
        <draw:custom-shape draw:style-name="gr46" draw:text-style-name="P9" xml:id="id119" draw:id="id119" draw:layer="Vertices" svg:width="0.25cm" svg:height="0.25cm" svg:x="9.99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9" xml:id="id118" draw:id="id118" draw:layer="Vertices" svg:width="0.25cm" svg:height="0.25cm" svg:x="9.99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draw:layer="Annotations" svg:width="1.5cm" svg:height="0.5cm" svg:x="10.5cm" svg:y="6.251cm">
          <text:p text:style-name="P10"><text:span text:style-name="T5">S</text:span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layer="Edges" draw:type="line" svg:x1="12.625cm" svg:y1="9.25cm" svg:x2="12.625cm" svg:y2="6.5cm" draw:start-shape="id120" draw:start-glue-point="4" draw:end-shape="id121" draw:end-glue-point="8" svg:d="M12625 9250v-2750" svg:viewBox="0 0 1 2751">
          <text:p/>
        </draw:connector>
        <draw:custom-shape draw:style-name="gr49" draw:text-style-name="P9" xml:id="id120" draw:id="id120" draw:layer="Vertices" svg:width="0.25cm" svg:height="0.25cm" svg:x="12.5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Edges" draw:type="line" svg:x1="12.625cm" svg:y1="6.25cm" svg:x2="12.625cm" svg:y2="3.5cm" draw:start-shape="id121" draw:start-glue-point="4" draw:end-shape="id122" draw:end-glue-point="8" svg:d="M12625 6250v-2750" svg:viewBox="0 0 1 2751">
          <text:p/>
        </draw:connector>
        <draw:custom-shape draw:style-name="gr50" draw:text-style-name="P12" xml:id="id121" draw:id="id121" draw:layer="Vertices" svg:width="0.25cm" svg:height="0.25cm" svg:x="12.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9" xml:id="id122" draw:id="id122" draw:layer="Vertices" svg:width="0.25cm" svg:height="0.25cm" svg:x="12.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13" draw:layer="Edges" draw:type="curve" svg:x1="5.897cm" svg:y1="5.125cm" svg:x2="5.897cm" svg:y2="8.125cm" draw:start-shape="id123" draw:start-glue-point="10" draw:end-shape="id124" draw:end-glue-point="10" svg:d="M5897 5125c804 0 804 3000 0 3000" svg:viewBox="0 0 604 3001">
          <text:p/>
        </draw:connector>
        <draw:connector draw:style-name="gr52" draw:text-style-name="P13" draw:layer="Edges" draw:type="curve" svg:x1="5.647cm" svg:y1="5.125cm" svg:x2="5.647cm" svg:y2="8.125cm" draw:start-shape="id123" draw:start-glue-point="6" draw:end-shape="id124" draw:end-glue-point="6" svg:d="M5647 5125c-804 0-804 3000 0 3000" svg:viewBox="0 0 604 3001">
          <text:p/>
        </draw:connector>
        <draw:custom-shape draw:style-name="gr53" draw:text-style-name="P9" xml:id="id123" draw:id="id123" draw:layer="Vertices" svg:width="0.25cm" svg:height="0.25cm" svg:x="5.647cm" svg:y="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4" draw:text-style-name="P9" xml:id="id124" draw:id="id124" draw:layer="Vertices" svg:width="0.25cm" svg:height="0.25cm" svg:x="5.64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Annotations" svg:width="1.5cm" svg:height="0.5cm" svg:x="7cm" svg:y="6.25cm">
          <text:p text:style-name="P14"><text:span text:style-name="T5">P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1" draw:style-name="dp1" draw:master-page-name="Default">
        <office:forms form:automatic-focus="false" form:apply-design-mode="false"/>
        <draw:connector draw:style-name="gr6" draw:layer="Edges" draw:type="line" svg:x1="8.875cm" svg:y1="8cm" svg:x2="8.875cm" svg:y2="5.25cm" draw:start-shape="id125" draw:start-glue-point="4" draw:end-shape="id126" draw:end-glue-point="8" svg:d="M8875 8000v-2750" svg:viewBox="0 0 1 2751">
          <text:p/>
        </draw:connector>
        <draw:custom-shape draw:style-name="gr56" draw:text-style-name="P9" xml:id="id126" draw:id="id126" draw:layer="Vertices" svg:width="0.25cm" svg:height="0.25cm" svg:x="8.7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9" xml:id="id125" draw:id="id125" draw:layer="Vertices" svg:width="0.25cm" svg:height="0.25cm" svg:x="8.7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Edges" draw:type="line" svg:x1="10.125cm" svg:y1="8cm" svg:x2="10.125cm" svg:y2="5.25cm" draw:start-shape="id127" draw:start-glue-point="4" draw:end-shape="id128" draw:end-glue-point="8" svg:d="M10125 8000v-2750" svg:viewBox="0 0 1 2751">
          <text:p/>
        </draw:connector>
        <draw:custom-shape draw:style-name="gr58" draw:text-style-name="P9" xml:id="id128" draw:id="id128" draw:layer="Vertices" svg:width="0.25cm" svg:height="0.25cm" svg:x="10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9" xml:id="id127" draw:id="id127" draw:layer="Vertices" svg:width="0.25cm" svg:height="0.25cm" svg:x="10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1" draw:layer="Annotations" svg:width="1.5cm" svg:height="0.5cm" svg:x="10.5cm" svg:y="6.251cm">
          <text:p text:style-name="P10"><text:span text:style-name="T5">F</text:span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layer="Edges" draw:type="line" svg:x1="13.875cm" svg:y1="8cm" svg:x2="12.875cm" svg:y2="5.25cm" draw:start-shape="id129" draw:start-glue-point="4" draw:end-shape="id130" draw:end-glue-point="8" svg:d="M13875 8000l-1000-2750" svg:viewBox="0 0 1001 2751">
          <text:p/>
        </draw:connector>
        <draw:custom-shape draw:style-name="gr61" draw:text-style-name="P9" xml:id="id129" draw:id="id129" draw:layer="Vertices" svg:width="0.25cm" svg:height="0.25cm" svg:x="13.7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Edges" draw:type="line" svg:x1="12.125cm" svg:y1="8cm" svg:x2="12.875cm" svg:y2="5.25cm" draw:start-shape="id131" draw:start-glue-point="4" draw:end-shape="id130" draw:end-glue-point="8" svg:d="M12125 8000l750-2750" svg:viewBox="0 0 751 2751">
          <text:p/>
        </draw:connector>
        <draw:custom-shape draw:style-name="gr62" draw:text-style-name="P12" xml:id="id131" draw:id="id131" draw:layer="Vertices" svg:width="0.25cm" svg:height="0.25cm" svg:x="12cm" svg:y="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3" draw:text-style-name="P9" xml:id="id130" draw:id="id130" draw:layer="Vertices" svg:width="0.25cm" svg:height="0.25cm" svg:x="12.7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office:forms form:automatic-focus="false" form:apply-design-mode="false"/>
        <draw:connector draw:style-name="gr6" draw:layer="Edges" draw:type="line" svg:x1="10.375cm" svg:y1="7cm" svg:x2="10.375cm" svg:y2="6cm" draw:start-shape="id132" draw:start-glue-point="4" draw:end-shape="id133" draw:end-glue-point="8" svg:d="M10375 7000v-1000" svg:viewBox="0 0 1 1001">
          <text:p/>
        </draw:connector>
        <draw:custom-shape draw:style-name="gr64" draw:text-style-name="P9" xml:id="id133" draw:id="id133" draw:layer="Vertices" svg:width="0.25cm" svg:height="0.25cm" svg:x="10.2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9" xml:id="id132" draw:id="id132" draw:layer="Vertices" svg:width="0.25cm" svg:height="0.25cm" svg:x="10.2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Edges" draw:type="line" svg:x1="10.875cm" svg:y1="7cm" svg:x2="10.875cm" svg:y2="6cm" draw:start-shape="id134" draw:start-glue-point="4" draw:end-shape="id135" draw:end-glue-point="8" svg:d="M10875 7000v-1000" svg:viewBox="0 0 1 1001">
          <text:p/>
        </draw:connector>
        <draw:custom-shape draw:style-name="gr66" draw:text-style-name="P9" xml:id="id135" draw:id="id135" draw:layer="Vertices" svg:width="0.25cm" svg:height="0.25cm" svg:x="10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9" xml:id="id134" draw:id="id134" draw:layer="Vertices" svg:width="0.25cm" svg:height="0.25cm" svg:x="10.7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1" draw:layer="Annotations" svg:width="1.5cm" svg:height="0.5cm" svg:x="11.252cm" svg:y="6.251cm">
          <text:p text:style-name="P10"><text:span text:style-name="T5">S</text:span><text:span text:style-name="T6">2</text:span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layer="Edges" draw:type="line" svg:x1="9.375cm" svg:y1="7cm" svg:x2="9.375cm" svg:y2="6cm" draw:start-shape="id136" draw:start-glue-point="4" draw:end-shape="id137" draw:end-glue-point="8" svg:d="M9375 7000v-1000" svg:viewBox="0 0 1 1001">
          <text:p/>
        </draw:connector>
        <draw:custom-shape draw:style-name="gr68" draw:text-style-name="P9" xml:id="id137" draw:id="id137" draw:layer="Vertices" svg:width="0.25cm" svg:height="0.25cm" svg:x="9.2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9" xml:id="id136" draw:id="id136" draw:layer="Vertices" svg:width="0.25cm" svg:height="0.25cm" svg:x="9.2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Edges" draw:type="line" svg:x1="9.875cm" svg:y1="7cm" svg:x2="9.875cm" svg:y2="6cm" draw:start-shape="id138" draw:start-glue-point="4" draw:end-shape="id139" draw:end-glue-point="8" svg:d="M9875 7000v-1000" svg:viewBox="0 0 1 1001">
          <text:p/>
        </draw:connector>
        <draw:custom-shape draw:style-name="gr70" draw:text-style-name="P9" xml:id="id139" draw:id="id139" draw:layer="Vertices" svg:width="0.25cm" svg:height="0.25cm" svg:x="9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9" xml:id="id138" draw:id="id138" draw:layer="Vertices" svg:width="0.25cm" svg:height="0.25cm" svg:x="9.7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Edges" draw:type="line" svg:x1="13.125cm" svg:y1="7.75cm" svg:x2="13.127cm" svg:y2="6.75cm" draw:start-shape="id140" draw:start-glue-point="4" draw:end-shape="id141" draw:end-glue-point="8" svg:d="M13125 7750l2-1000" svg:viewBox="0 0 3 1001">
          <text:p/>
        </draw:connector>
        <draw:custom-shape draw:style-name="gr72" draw:text-style-name="P9" xml:id="id140" draw:id="id140" draw:layer="Vertices" svg:width="0.25cm" svg:height="0.25cm" svg:x="13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Edges" draw:type="line" svg:x1="13.127cm" svg:y1="6.5cm" svg:x2="13.125cm" svg:y2="5.5cm" draw:start-shape="id141" draw:start-glue-point="4" draw:end-shape="id142" draw:end-glue-point="8" svg:d="M13127 6500l-2-1000" svg:viewBox="0 0 3 1001">
          <text:p/>
        </draw:connector>
        <draw:custom-shape draw:style-name="gr73" draw:text-style-name="P9" xml:id="id142" draw:id="id142" draw:layer="Vertices" svg:width="0.25cm" svg:height="0.25cm" svg:x="13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6" xml:id="id141" draw:id="id141" draw:layer="Vertices" svg:width="0.25cm" svg:height="0.25cm" svg:x="13.0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Edges" draw:type="line" svg:x1="13.625cm" svg:y1="7.75cm" svg:x2="13.625cm" svg:y2="6.75cm" draw:start-shape="id143" draw:start-glue-point="4" draw:end-shape="id144" draw:end-glue-point="8" svg:d="M13625 7750v-1000" svg:viewBox="0 0 1 1001">
          <text:p/>
        </draw:connector>
        <draw:custom-shape draw:style-name="gr75" draw:text-style-name="P9" xml:id="id143" draw:id="id143" draw:layer="Vertices" svg:width="0.25cm" svg:height="0.25cm" svg:x="13.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Edges" draw:type="line" svg:x1="13.625cm" svg:y1="6.5cm" svg:x2="13.625cm" svg:y2="5.5cm" draw:start-shape="id144" draw:start-glue-point="4" draw:end-shape="id145" draw:end-glue-point="8" svg:d="M13625 6500v-1000" svg:viewBox="0 0 1 1001">
          <text:p/>
        </draw:connector>
        <draw:custom-shape draw:style-name="gr76" draw:text-style-name="P9" xml:id="id145" draw:id="id145" draw:layer="Vertices" svg:width="0.25cm" svg:height="0.25cm" svg:x="13.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6" xml:id="id144" draw:id="id144" draw:layer="Vertices" svg:width="0.25cm" svg:height="0.25cm" svg:x="13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1" draw:layer="Annotations" svg:width="1.5cm" svg:height="0.5cm" svg:x="14cm" svg:y="6.25cm">
          <text:p text:style-name="P10"><text:span text:style-name="T7">P</text:span><text:span text:style-name="T6">2</text:span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layer="Edges" draw:type="line" svg:x1="16.375cm" svg:y1="7.75cm" svg:x2="15.875cm" svg:y2="6.75cm" draw:start-shape="id146" draw:start-glue-point="4" draw:end-shape="id147" draw:end-glue-point="8" svg:d="M16375 7750l-500-1000" svg:viewBox="0 0 501 1001">
          <text:p/>
        </draw:connector>
        <draw:connector draw:style-name="gr6" draw:layer="Edges" draw:type="line" svg:x1="15.875cm" svg:y1="6.5cm" svg:x2="16.375cm" svg:y2="5.5cm" draw:start-shape="id147" draw:start-glue-point="4" draw:end-shape="id148" draw:end-glue-point="8" svg:d="M15875 6500l500-1000" svg:viewBox="0 0 501 1001">
          <text:p/>
        </draw:connector>
        <draw:connector draw:style-name="gr6" draw:layer="Edges" draw:type="line" svg:x1="16.375cm" svg:y1="7.75cm" svg:x2="16.875cm" svg:y2="6.75cm" draw:start-shape="id146" draw:start-glue-point="4" draw:end-shape="id149" draw:end-glue-point="8" svg:d="M16375 7750l500-1000" svg:viewBox="0 0 501 1001">
          <text:p/>
        </draw:connector>
        <draw:connector draw:style-name="gr6" draw:layer="Edges" draw:type="line" svg:x1="16.875cm" svg:y1="6.5cm" svg:x2="16.375cm" svg:y2="5.5cm" draw:start-shape="id149" draw:start-glue-point="4" draw:end-shape="id148" draw:end-glue-point="8" svg:d="M16875 6500l-500-1000" svg:viewBox="0 0 501 1001">
          <text:p/>
        </draw:connector>
        <draw:custom-shape draw:style-name="gr78" draw:text-style-name="P9" xml:id="id146" draw:id="id146" draw:layer="Vertices" svg:width="0.25cm" svg:height="0.25cm" svg:x="16.2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9" xml:id="id148" draw:id="id148" draw:layer="Vertices" svg:width="0.25cm" svg:height="0.25cm" svg:x="16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6" xml:id="id147" draw:id="id147" draw:layer="Vertices" svg:width="0.25cm" svg:height="0.25cm" svg:x="15.7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6" xml:id="id149" draw:id="id149" draw:layer="Vertices" svg:width="0.25cm" svg:height="0.25cm" svg:x="16.7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Default">
        <office:forms form:automatic-focus="false" form:apply-design-mode="false"/>
        <draw:connector draw:style-name="gr6" draw:layer="Edges" draw:type="line" svg:x1="7.375cm" svg:y1="7cm" svg:x2="7.375cm" svg:y2="6.25cm" draw:start-shape="id150" draw:start-glue-point="4" draw:end-shape="id151" draw:end-glue-point="8" svg:d="M7375 7000v-750" svg:viewBox="0 0 1 751">
          <text:p/>
        </draw:connector>
        <draw:custom-shape draw:style-name="gr82" draw:text-style-name="P9" xml:id="id150" draw:id="id150" draw:layer="Vertices" svg:width="0.25cm" svg:height="0.25cm" svg:x="7.2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Edges" draw:type="line" svg:x1="7.375cm" svg:y1="6cm" svg:x2="7.375cm" svg:y2="5.25cm" draw:start-shape="id151" draw:start-glue-point="4" draw:end-shape="id152" draw:end-glue-point="8" svg:d="M7375 6000v-750" svg:viewBox="0 0 1 751">
          <text:p/>
        </draw:connector>
        <draw:custom-shape draw:style-name="gr83" draw:text-style-name="P12" xml:id="id151" draw:id="id151" draw:layer="Vertices" svg:width="0.25cm" svg:height="0.25cm" svg:x="7.25cm" svg:y="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4" draw:text-style-name="P9" xml:id="id152" draw:id="id152" draw:layer="Vertices" svg:width="0.25cm" svg:height="0.25cm" svg:x="7.2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13" draw:layer="Edges" draw:type="curve" svg:x1="5.75cm" svg:y1="5.125cm" svg:x2="5.75cm" svg:y2="7.125cm" draw:start-shape="id153" draw:start-glue-point="10" draw:end-shape="id154" draw:end-glue-point="10" svg:d="M5750 5125c804 0 804 2000 0 2000" svg:viewBox="0 0 604 2001">
          <text:p/>
        </draw:connector>
        <draw:connector draw:style-name="gr52" draw:text-style-name="P13" draw:layer="Edges" draw:type="curve" svg:x1="5.5cm" svg:y1="5.125cm" svg:x2="5.5cm" svg:y2="7.125cm" draw:start-shape="id153" draw:start-glue-point="6" draw:end-shape="id154" draw:end-glue-point="6" svg:d="M5500 5125c-804 0-804 2000 0 2000" svg:viewBox="0 0 604 2001">
          <text:p/>
        </draw:connector>
        <draw:custom-shape draw:style-name="gr85" draw:text-style-name="P9" xml:id="id153" draw:id="id153" draw:layer="Vertices" svg:width="0.25cm" svg:height="0.25cm" svg:x="5.5cm" svg:y="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6" draw:text-style-name="P9" xml:id="id154" draw:id="id154" draw:layer="Vertices" svg:width="0.25cm" svg:height="0.25cm" svg:x="5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1" draw:layer="Annotations" svg:width="1.5cm" svg:height="0.5cm" svg:x="8cm" svg:y="6cm">
          <text:p text:style-name="P10"><text:span text:style-name="T5">P</text:span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layer="Edges" draw:type="line" svg:x1="10.625cm" svg:y1="7cm" svg:x2="10.625cm" svg:y2="5.25cm" draw:start-shape="id155" draw:start-glue-point="4" draw:end-shape="id156" draw:end-glue-point="8" svg:d="M10625 7000v-1750" svg:viewBox="0 0 1 1751">
          <text:p/>
        </draw:connector>
        <draw:connector draw:style-name="gr52" draw:text-style-name="P13" draw:layer="Edges" draw:type="curve" svg:x1="10.75cm" svg:y1="5.125cm" svg:x2="11.375cm" svg:y2="6cm" draw:start-shape="id156" draw:start-glue-point="10" draw:end-shape="id157" draw:end-glue-point="4" svg:d="M10750 5125c417 0 625 291 625 875" svg:viewBox="0 0 626 876">
          <text:p/>
        </draw:connector>
        <draw:connector draw:style-name="gr52" draw:text-style-name="P13" draw:layer="Edges" draw:type="curve" svg:x1="11.375cm" svg:y1="6.25cm" svg:x2="10.75cm" svg:y2="7.125cm" draw:start-shape="id157" draw:start-glue-point="8" draw:end-shape="id155" draw:end-glue-point="10" svg:d="M11375 6250c0 584-208 875-625 875" svg:viewBox="0 0 626 876">
          <text:p/>
        </draw:connector>
        <draw:connector draw:style-name="gr52" draw:text-style-name="P13" draw:layer="Edges" draw:type="curve" svg:x1="10.5cm" svg:y1="5.125cm" svg:x2="10.5cm" svg:y2="7.125cm" draw:start-shape="id156" draw:start-glue-point="6" draw:end-shape="id155" draw:end-glue-point="6" svg:d="M10500 5125c-802 0-802 2000 0 2000" svg:viewBox="0 0 602 2001">
          <text:p/>
        </draw:connector>
        <draw:custom-shape draw:style-name="gr87" draw:text-style-name="P9" xml:id="id155" draw:id="id155" draw:layer="Vertices" svg:width="0.25cm" svg:height="0.25cm" svg:x="10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" xml:id="id156" draw:id="id156" draw:layer="Vertices" svg:width="0.25cm" svg:height="0.25cm" svg:x="10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2" xml:id="id157" draw:id="id157" draw:layer="Vertices" svg:width="0.25cm" svg:height="0.25cm" svg:x="11.2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1" draw:layer="Annotations" svg:width="1.5cm" svg:height="0.5cm" svg:x="12cm" svg:y="6cm">
          <text:p text:style-name="P10"><text:span text:style-name="T5">S</text:span><text:span text:style-name="T6">2</text:span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layer="Edges" draw:type="line" svg:x1="14.625cm" svg:y1="5cm" svg:x2="14.625cm" svg:y2="3.25cm" draw:start-shape="id158" draw:start-glue-point="4" draw:end-shape="id159" draw:end-glue-point="8" svg:d="M14625 5000v-1750" svg:viewBox="0 0 1 1751">
          <text:p/>
        </draw:connector>
        <draw:connector draw:style-name="gr52" draw:text-style-name="P13" draw:layer="Edges" draw:type="curve" svg:x1="14.75cm" svg:y1="3.125cm" svg:x2="15.375cm" svg:y2="4cm" draw:start-shape="id159" draw:start-glue-point="10" draw:end-shape="id160" draw:end-glue-point="4" svg:d="M14750 3125c417 0 625 291 625 875" svg:viewBox="0 0 626 876">
          <text:p/>
        </draw:connector>
        <draw:connector draw:style-name="gr52" draw:text-style-name="P13" draw:layer="Edges" draw:type="curve" svg:x1="15.375cm" svg:y1="4.25cm" svg:x2="14.75cm" svg:y2="5.125cm" draw:start-shape="id160" draw:start-glue-point="8" draw:end-shape="id158" draw:end-glue-point="10" svg:d="M15375 4250c0 584-208 875-625 875" svg:viewBox="0 0 626 876">
          <text:p/>
        </draw:connector>
        <draw:connector draw:style-name="gr52" draw:text-style-name="P13" draw:layer="Edges" draw:type="curve" svg:x1="14.5cm" svg:y1="3.125cm" svg:x2="14.5cm" svg:y2="5.125cm" draw:start-shape="id159" draw:start-glue-point="6" draw:end-shape="id158" draw:end-glue-point="6" svg:d="M14500 3125c-802 0-802 2000 0 2000" svg:viewBox="0 0 602 2001">
          <text:p/>
        </draw:connector>
        <draw:connector draw:style-name="gr6" draw:layer="Edges" draw:type="line" svg:x1="14.625cm" svg:y1="7cm" svg:x2="14.625cm" svg:y2="6.25cm" draw:start-shape="id161" draw:start-glue-point="4" draw:end-shape="id162" draw:end-glue-point="8" svg:d="M14625 7000v-750" svg:viewBox="0 0 1 751">
          <text:p/>
        </draw:connector>
        <draw:connector draw:style-name="gr6" draw:layer="Edges" draw:type="line" svg:x1="14.625cm" svg:y1="6cm" svg:x2="14.625cm" svg:y2="5.25cm" draw:start-shape="id162" draw:start-glue-point="4" draw:end-shape="id158" draw:end-glue-point="8" svg:d="M14625 6000v-750" svg:viewBox="0 0 1 751">
          <text:p/>
        </draw:connector>
        <draw:connector draw:style-name="gr52" draw:text-style-name="P13" draw:layer="Edges" draw:type="curve" svg:x1="14.75cm" svg:y1="7.125cm" svg:x2="14.75cm" svg:y2="9.125cm" draw:start-shape="id161" draw:start-glue-point="10" draw:end-shape="id163" draw:end-glue-point="10" svg:d="M14750 7125c804 0 804 2000 0 2000" svg:viewBox="0 0 604 2001">
          <text:p/>
        </draw:connector>
        <draw:connector draw:style-name="gr52" draw:text-style-name="P13" draw:layer="Edges" draw:type="curve" svg:x1="14.5cm" svg:y1="7.125cm" svg:x2="14.5cm" svg:y2="9.125cm" draw:start-shape="id161" draw:start-glue-point="6" draw:end-shape="id163" draw:end-glue-point="6" svg:d="M14500 7125c-802 0-802 2000 0 2000" svg:viewBox="0 0 602 2001">
          <text:p/>
        </draw:connector>
        <draw:custom-shape draw:style-name="gr90" draw:text-style-name="P16" xml:id="id158" draw:id="id158" draw:layer="Vertices" svg:width="0.25cm" svg:height="0.25cm" svg:x="14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9" xml:id="id159" draw:id="id159" draw:layer="Vertices" svg:width="0.25cm" svg:height="0.25cm" svg:x="14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2" xml:id="id160" draw:id="id160" draw:layer="Vertices" svg:width="0.25cm" svg:height="0.25cm" svg:x="15.2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2" xml:id="id162" draw:id="id162" draw:layer="Vertices" svg:width="0.25cm" svg:height="0.25cm" svg:x="14.5cm" svg:y="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4" draw:text-style-name="P16" xml:id="id161" draw:id="id161" draw:layer="Vertices" svg:width="0.25cm" svg:height="0.25cm" svg:x="14.5cm" svg:y="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5" draw:text-style-name="P9" xml:id="id163" draw:id="id163" draw:layer="Vertices" svg:width="0.25cm" svg:height="0.25cm" svg:x="14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4" draw:style-name="dp1" draw:master-page-name="Default">
        <office:forms form:automatic-focus="false" form:apply-design-mode="false"/>
        <draw:custom-shape draw:style-name="gr1" draw:text-style-name="P1" xml:id="id167" draw:id="id167" draw:layer="Sequences" svg:width="1cm" svg:height="0.992cm" svg:x="6cm" svg:y="25cm">
          <text:p>1</text:p>
          <draw:enhanced-geometry svg:viewBox="0 0 21600 21600" draw:type="rectangle" draw:enhanced-path="M 0 0 L 21600 0 21600 21600 0 21600 0 0 Z N"/>
        </draw:custom-shape>
        <draw:custom-shape draw:style-name="gr1" draw:text-style-name="P1" xml:id="id164" draw:id="id164" draw:layer="Sequences" svg:width="1cm" svg:height="0.992cm" svg:x="8.5cm" svg:y="25cm">
          <text:p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66" draw:id="id166" draw:layer="Sequences" svg:width="1cm" svg:height="0.992cm" svg:x="11cm" svg:y="25.008cm">
          <text:p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69" draw:id="id169" draw:layer="Sequences" svg:width="1cm" svg:height="0.992cm" svg:x="13.5cm" svg:y="25.008cm">
          <text:p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71" draw:id="id171" draw:layer="Sequences" svg:width="1cm" svg:height="0.992cm" svg:x="16cm" svg:y="25cm">
          <text:p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72" draw:id="id172" draw:layer="Sequences" svg:width="1cm" svg:height="1cm" svg:x="18.5cm" svg:y="25cm">
          <text:p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78" draw:id="id178" draw:layer="Sequences" svg:width="1cm" svg:height="1cm" svg:x="21cm" svg:y="25.008cm">
          <text:p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77" draw:id="id177" draw:layer="Sequences" svg:width="1cm" svg:height="0.992cm" svg:x="23.5cm" svg:y="25.008cm">
          <text:p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74" draw:id="id174" draw:layer="Sequences" svg:width="1cm" svg:height="1cm" svg:x="22.25cm" svg:y="23cm">
          <text:p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65" draw:id="id165" draw:layer="Sequences" svg:width="1cm" svg:height="1cm" svg:x="9.75cm" svg:y="22cm">
          <text:p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70" draw:id="id170" draw:layer="Sequences" svg:width="1cm" svg:height="1cm" svg:x="14.75cm" svg:y="19cm">
          <text:p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73" draw:id="id173" draw:layer="Sequences" svg:width="1cm" svg:height="1cm" svg:x="20.5cm" svg:y="16cm">
          <text:p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68" draw:id="id168" draw:layer="Sequences" svg:width="1cm" svg:height="1cm" svg:x="7.75cm" svg:y="11.75cm">
          <text:p>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75" draw:id="id175" draw:layer="Sequences" svg:width="1cm" svg:height="1cm" svg:x="17.25cm" svg:y="7cm">
          <text:p>1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76" draw:id="id176" draw:layer="Sequences" svg:width="1cm" svg:height="1cm" svg:x="12.5cm" svg:y="1cm">
          <text:p>15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Edges" draw:type="line" svg:x1="9cm" svg:y1="25cm" svg:x2="10.25cm" svg:y2="23cm" draw:start-shape="id164" draw:start-glue-point="0" draw:end-shape="id165" draw:end-glue-point="2" svg:d="M9000 25000l1250-2000" svg:viewBox="0 0 1251 2001">
          <text:p/>
        </draw:connector>
        <draw:connector draw:style-name="gr6" draw:layer="Edges" draw:type="line" svg:x1="11.5cm" svg:y1="25.008cm" svg:x2="10.25cm" svg:y2="23cm" draw:start-shape="id166" draw:start-glue-point="0" draw:end-shape="id165" draw:end-glue-point="2" svg:d="M11500 25008l-1250-2008" svg:viewBox="0 0 1251 2009">
          <text:p/>
        </draw:connector>
        <draw:connector draw:style-name="gr6" draw:layer="Edges" draw:type="line" svg:x1="6.5cm" svg:y1="25cm" svg:x2="8.25cm" svg:y2="12.75cm" draw:start-shape="id167" draw:start-glue-point="0" draw:end-shape="id168" draw:end-glue-point="2" svg:d="M6500 25000l1750-12250" svg:viewBox="0 0 1751 12251">
          <text:p/>
        </draw:connector>
        <draw:connector draw:style-name="gr6" draw:layer="Edges" draw:type="line" svg:x1="10.25cm" svg:y1="22cm" svg:x2="8.25cm" svg:y2="12.75cm" draw:start-shape="id165" draw:start-glue-point="0" draw:end-shape="id168" draw:end-glue-point="2" svg:d="M10250 22000l-2000-9250" svg:viewBox="0 0 2001 9251">
          <text:p/>
        </draw:connector>
        <draw:connector draw:style-name="gr6" draw:layer="Edges" draw:type="line" svg:x1="14cm" svg:y1="25.008cm" svg:x2="15.25cm" svg:y2="20cm" draw:start-shape="id169" draw:start-glue-point="0" draw:end-shape="id170" draw:end-glue-point="2" svg:d="M14000 25008l1250-5008" svg:viewBox="0 0 1251 5009">
          <text:p/>
        </draw:connector>
        <draw:connector draw:style-name="gr6" draw:layer="Edges" draw:type="line" svg:x1="16.5cm" svg:y1="25cm" svg:x2="15.25cm" svg:y2="20cm" draw:start-shape="id171" draw:start-glue-point="0" draw:end-shape="id170" draw:end-glue-point="2" svg:d="M16500 25000l-1250-5000" svg:viewBox="0 0 1251 5001">
          <text:p/>
        </draw:connector>
        <draw:connector draw:style-name="gr6" draw:layer="Edges" draw:type="line" svg:x1="19cm" svg:y1="25cm" svg:x2="21cm" svg:y2="17cm" draw:start-shape="id172" draw:start-glue-point="0" draw:end-shape="id173" draw:end-glue-point="2" svg:d="M19000 25000l2000-8000" svg:viewBox="0 0 2001 8001">
          <text:p/>
        </draw:connector>
        <draw:connector draw:style-name="gr6" draw:layer="Edges" draw:type="line" svg:x1="22.75cm" svg:y1="23cm" svg:x2="21cm" svg:y2="17cm" draw:start-shape="id174" draw:start-glue-point="0" draw:end-shape="id173" draw:end-glue-point="2" svg:d="M22750 23000l-1750-6000" svg:viewBox="0 0 1751 6001">
          <text:p/>
        </draw:connector>
        <draw:connector draw:style-name="gr6" draw:layer="Edges" draw:type="line" svg:x1="15.25cm" svg:y1="19cm" svg:x2="17.75cm" svg:y2="8cm" draw:start-shape="id170" draw:start-glue-point="0" draw:end-shape="id175" draw:end-glue-point="2" svg:d="M15250 19000l2500-11000" svg:viewBox="0 0 2501 11001">
          <text:p/>
        </draw:connector>
        <draw:connector draw:style-name="gr96" draw:text-style-name="P17" draw:layer="Edges" draw:type="line" svg:x1="21cm" svg:y1="16cm" svg:x2="17.75cm" svg:y2="8cm" draw:start-shape="id173" draw:start-glue-point="0" draw:end-shape="id175" draw:end-glue-point="2" svg:d="M21000 16000l-3250-8000" svg:viewBox="0 0 3251 8001">
          <text:p/>
        </draw:connector>
        <draw:connector draw:style-name="gr6" draw:layer="Edges" draw:type="line" svg:x1="13cm" svg:y1="2cm" svg:x2="8.25cm" svg:y2="11.75cm" draw:start-shape="id176" draw:start-glue-point="2" draw:end-shape="id168" draw:end-glue-point="0" svg:d="M13000 2000l-4750 9750" svg:viewBox="0 0 4751 9751">
          <text:p/>
        </draw:connector>
        <draw:connector draw:style-name="gr6" draw:layer="Edges" draw:type="line" svg:x1="17.75cm" svg:y1="7cm" svg:x2="13cm" svg:y2="2cm" draw:start-shape="id175" draw:start-glue-point="0" draw:end-shape="id176" draw:end-glue-point="2" svg:d="M17750 7000l-4750-5000" svg:viewBox="0 0 4751 5001">
          <text:p/>
        </draw:connector>
        <draw:connector draw:style-name="gr6" draw:layer="Edges" draw:type="line" svg:x1="22.75cm" svg:y1="24cm" svg:x2="24cm" svg:y2="25.008cm" draw:start-shape="id174" draw:start-glue-point="2" draw:end-shape="id177" draw:end-glue-point="0" svg:d="M22750 24000l1250 1008" svg:viewBox="0 0 1251 1009">
          <text:p/>
        </draw:connector>
        <draw:connector draw:style-name="gr6" draw:layer="Edges" draw:type="line" svg:x1="21.5cm" svg:y1="25.008cm" svg:x2="22.75cm" svg:y2="24cm" draw:start-shape="id178" draw:start-glue-point="0" draw:end-shape="id174" draw:end-glue-point="2" svg:d="M21500 25008l1250-1008" svg:viewBox="0 0 1251 1009">
          <text:p/>
        </draw:connector>
        <draw:custom-shape draw:style-name="gr97" draw:text-style-name="P18" draw:layer="Annotations" svg:width="1cm" svg:height="1cm" svg:x="20.5cm" svg:y="16cm">
          <text:p/>
          <draw:enhanced-geometry svg:viewBox="0 0 21600 21600" draw:type="rectangle" draw:enhanced-path="M 0 0 L 21600 0 21600 21600 0 21600 0 0 Z N"/>
        </draw:custom-shape>
        <draw:g draw:style-name="gr7">
          <draw:custom-shape draw:style-name="gr98" draw:text-style-name="P3" draw:layer="Annotations" svg:width="0.5cm" svg:height="0.25cm" svg:x="19.125cm" svg:y="11.8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9" draw:layer="Annotations" svg:x1="19.125cm" svg:y1="11.875cm" svg:x2="19.625cm" svg:y2="11.875cm">
            <text:p/>
          </draw:line>
          <draw:line draw:style-name="gr99" draw:layer="Annotations" svg:x1="19.125cm" svg:y1="12.125cm" svg:x2="19.625cm" svg:y2="12.125cm">
            <text:p/>
          </draw:line>
        </draw:g>
        <draw:g draw:style-name="gr7">
          <draw:custom-shape draw:style-name="gr100" draw:text-style-name="P19" draw:layer="Annotations" svg:width="0.5cm" svg:height="0.25cm" svg:x="19.75cm" svg:y="20.8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1" draw:text-style-name="P20" draw:layer="Annotations" svg:x1="19.75cm" svg:y1="20.875cm" svg:x2="20.25cm" svg:y2="20.875cm">
            <text:p/>
          </draw:line>
          <draw:line draw:style-name="gr102" draw:text-style-name="P20" draw:layer="Annotations" svg:x1="19.75cm" svg:y1="21.125cm" svg:x2="20.25cm" svg:y2="21.125cm">
            <text:p/>
          </draw:line>
        </draw:g>
        <draw:g draw:style-name="gr7">
          <draw:custom-shape draw:style-name="gr103" draw:text-style-name="P19" draw:layer="Annotations" svg:width="0.5cm" svg:height="0.25cm" svg:x="21.625cm" svg:y="19.8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4" draw:text-style-name="P20" draw:layer="Annotations" svg:x1="21.625cm" svg:y1="19.875cm" svg:x2="22.125cm" svg:y2="19.875cm">
            <text:p/>
          </draw:line>
          <draw:line draw:style-name="gr105" draw:text-style-name="P20" draw:layer="Annotations" svg:x1="21.625cm" svg:y1="20.125cm" svg:x2="22.125cm" svg:y2="20.125cm">
            <text:p/>
          </draw:line>
        </draw:g>
        <draw:frame draw:style-name="gr106" draw:text-style-name="P21" draw:layer="Annotations" svg:width="1cm" svg:height="1.157cm" svg:x="11.5cm" svg:y="25.843cm">
          <draw:text-box>
            <text:p text:style-name="P3"><text:span text:style-name="T8">S</text:span><text:span text:style-name="T9">3</text:span><text:span text:style-name="T8"> </text:span></text:p>
          </draw:text-box>
        </draw:frame>
        <draw:frame draw:style-name="gr107" draw:text-style-name="P21" draw:layer="Annotations" svg:width="1cm" svg:height="1.157cm" svg:x="18.5cm" svg:y="25.843cm">
          <draw:text-box>
            <text:p text:style-name="P3"><text:span text:style-name="T8">S</text:span><text:span text:style-name="T9">1</text:span><text:span text:style-name="T8"> </text:span></text:p>
          </draw:text-box>
        </draw:frame>
        <draw:frame draw:style-name="gr107" draw:text-style-name="P21" draw:layer="Annotations" svg:width="1cm" svg:height="1.157cm" svg:x="22.25cm" svg:y="25.843cm">
          <draw:text-box>
            <text:p text:style-name="P3"><text:span text:style-name="T8">S</text:span><text:span text:style-name="T9">2</text:span><text:span text:style-name="T8"> </text:span></text:p>
          </draw:text-box>
        </draw:frame>
        <draw:custom-shape draw:style-name="gr108" draw:text-style-name="P13" draw:layer="Annotations" svg:width="12.25cm" svg:height="25cm" svg:x="6cm" svg:y="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3" draw:layer="Annotations" svg:width="1cm" svg:height="1cm" svg:x="18.5cm" svg:y="2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13" draw:layer="Annotations" svg:width="3cm" svg:height="3cm" svg:x="21.25cm" svg:y="2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roman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Source Han Sans CN" svg:font-family="'Source Han Sans CN'" style:font-family-generic="system" style:font-pitch="variable"/>
    <style:font-face style:name="TexMaths Symbols" svg:font-family="'TexMaths Symbols'" style:font-pitch="variable"/>
    <style:font-face style:name="TexMaths Symbols1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3" draw:display-name="Transparency 3" draw:style="linear" draw:start="100%" draw:end="0%" draw:angle="90deg" draw:border="0%">
      <loext:opacity-stop svg:offset="0" svg:stop-opacity="1"/>
      <loext:opacity-stop svg:offset="1" svg:stop-opacity="0"/>
    </draw:opacity>
    <draw:opacity draw:name="Transparency_20_7" draw:display-name="Transparency 7" draw:style="linear" draw:start="100%" draw:end="0%" draw:angle="270deg" draw:border="0%">
      <loext:opacity-stop svg:offset="0" svg:stop-opacity="1"/>
      <loext:opacity-stop svg:offset="1" svg:stop-opacity="0"/>
    </draw:opacity>
    <draw:marker draw:name="Arrow" svg:viewBox="0 0 20 30" svg:d="M10 0l-10 30h20z"/>
    <draw:marker draw:name="Arrowheads_20_1" draw:display-name="Arrowheads 1" svg:viewBox="0 0 20 40" svg:d="M0 40l10-40 10 4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_28_Rounded_29_" draw:display-name="Double Dash (Rounded)" draw:style="round" draw:dots1="1" draw:dots1-length="701%" draw:distance="399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 style:parent-style-name="Biconnected">
      <style:graphic-properties draw:stroke="dash" draw:stroke-dash="Dot" svg:stroke-color="#729fcf" draw:marker-start-center="false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4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2cm" draw:shadow-offset-y="0.2cm" draw:shadow-color="#808080" draw:shadow-opacity="40%" loext:shadow-blur="0cm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 draw:line-distance="0.8cm" draw:guide-overhang="0.2cm" draw:guide-distance="0.1cm" draw:start-guide="0cm" draw:end-guide="0cm" draw:measure-align="automatic" draw:measure-vertical-align="automatic" draw:unit="automatic" draw:show-unit="false" draw:placing="above" draw:parallel="false" draw:decimal-places="2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fo:color="#35a7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1" style:font-family-asian="'Noto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Coalescent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alescent" style:family="graphic">
      <style:graphic-properties svg:stroke-width="0.05cm" svg:stroke-color="#22221c" draw:marker-start-width="0.28cm" draw:marker-end-width="0.28cm" svg:stroke-linecap="round" draw:fill="solid" draw:fill-color="#1ba1e2"/>
      <style:paragraph-properties loext:tab-stop-distance="0cm">
        <style:tab-stops/>
      </style:paragraph-properties>
    </style:style>
    <style:style style:name="Mutation" style:family="graphic" style:parent-style-name="Coalescent">
      <style:graphic-properties svg:stroke-width="0.07cm" svg:stroke-color="#912f56" draw:marker-start-width="0.31cm" draw:marker-end-width="0.31cm" svg:stroke-opacity="100%" draw:fill="solid" draw:fill-color="#912f56" draw:opacity="50%" draw:textarea-horizontal-align="justify" draw:textarea-vertical-align="middle" draw:auto-grow-height="false" fo:min-height="0.354cm" fo:min-width="0.354cm" fo:padding-top="0.017cm" fo:padding-bottom="0.017cm" fo:padding-left="0.017cm" fo:padding-right="0.017cm" fo:wrap-option="wrap" draw:shadow-opacity="50%"/>
      <style:paragraph-properties fo:text-align="center"/>
    </style:style>
    <style:style style:name="Annotations" style:family="graphic" style:parent-style-name="Coalescent">
      <style:graphic-properties svg:stroke-color="#35a7ff" draw:fill="solid" draw:fill-color="#ffffff"/>
    </style:style>
    <style:style style:name="Sequence" style:family="graphic" style:parent-style-name="Coalescent">
      <style:graphic-properties svg:stroke-width="0.11cm" svg:stroke-color="#9a9a84" draw:marker-start-width="0.37cm" draw:marker-end-width="0.37cm" draw:fill="solid" draw:fill-color="#ffffff" draw:opacity="100%" draw:shadow-opacity="100%"/>
    </style:style>
    <style:style style:name="Marker" style:family="graphic" style:parent-style-name="Sequence">
      <style:graphic-properties svg:stroke-width="0.07cm" svg:stroke-color="#00cc99" draw:marker-start-width="0.31cm" draw:marker-end-width="0.31cm" draw:fill="solid" draw:fill-color="#ffffff" draw:opacity="90%" draw:shadow-opacity="90%"/>
    </style:style>
    <style:style style:name="Derived" style:family="graphic" style:parent-style-name="Marker">
      <style:graphic-properties draw:fill="solid" draw:fill-color="#00cc99"/>
    </style:style>
    <style:style style:name="Wild" style:family="graphic" style:parent-style-name="Marker">
      <style:graphic-properties draw:fill-color="#ffffff" fo:min-height="0cm" fo:min-width="0cm"/>
    </style:style>
    <style:style style:name="Number" style:family="graphic" style:parent-style-name="Sequence">
      <style:graphic-properties draw:stroke="none" draw:fill="none" loext:fill-use-slide-background="false" draw:textarea-horizontal-align="justify" draw:textarea-vertical-align="middle" draw:auto-grow-height="false" fo:min-height="1cm" fo:min-width="1cm" fo:wrap-option="no-wrap"/>
      <style:paragraph-properties fo:text-align="center"/>
      <style:text-properties fo:font-size="24pt" style:text-overline-style="none" style:text-overline-color="font-color"/>
    </style:style>
    <style:style style:name="Text_20_Box" style:display-name="Text Box" style:family="graphic" style:parent-style-name="Annotations">
      <style:graphic-properties draw:stroke="none" draw:fill="none" loext:fill-use-slide-background="false" draw:auto-grow-height="false" fo:min-height="0cm" fo:min-width="0cm" draw:line-distance="0.8cm"/>
      <style:paragraph-properties fo:text-align="center" loext:tab-stop-distance="0cm">
        <style:tab-stops/>
      </style:paragraph-properties>
      <style:text-properties style:font-name="TexMaths Symbols" fo:font-family="'TexMaths Symbols'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Highlight_20_Box" style:display-name="Highlight Box" style:family="graphic" style:parent-style-name="Annotations">
      <style:graphic-properties draw:stroke="dash" draw:stroke-dash="Dash_20__28_Rounded_29_" svg:stroke-width="0.07cm" svg:stroke-color="#35a7ff" draw:marker-start-width="0.31cm" draw:marker-start-center="false" draw:marker-end-width="0.31cm" draw:marker-end-center="false" svg:stroke-linecap="round" draw:fill="solid" draw:fill-color="#ffffff" draw:opacity="0%" draw:textarea-horizontal-align="justify" draw:textarea-vertical-align="middle" draw:auto-grow-height="false" fo:min-height="0.68cm" fo:min-width="0.43cm" fo:padding-top="0.16cm" fo:padding-bottom="0.16cm" fo:padding-left="0.285cm" fo:padding-right="0.285cm" fo:wrap-option="wrap" draw:shadow="hidden" draw:shadow-offset-x="0.2cm" draw:shadow-offset-y="0.2cm" draw:shadow-color="#808080">
        <text:list-style style:name="Highlight_20_Box" style:display-name="Highlight Box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henotype" style:family="graphic" style:parent-style-name="Sequence">
      <style:graphic-properties draw:stroke="solid" svg:stroke-width="0.071cm" svg:stroke-color="#e53d00" draw:marker-start-width="0.311cm" draw:marker-end-width="0.311cm" draw:fill="solid" draw:fill-color="#e53d00" loext:fill-use-slide-background="false" draw:textarea-horizontal-align="justify" draw:textarea-vertical-align="middle" draw:auto-grow-height="false" fo:min-height="0.5cm" fo:min-width="4cm" fo:padding-top="-0.02cm" fo:padding-bottom="-0.02cm" fo:padding-left="-0.02cm" fo:padding-right="-0.02cm"/>
      <style:paragraph-properties fo:text-align="center"/>
    </style:style>
    <style:style style:name="Binary" style:family="graphic" style:parent-style-name="Phenotype"/>
    <style:style style:name="Case" style:family="graphic" style:parent-style-name="Binary"/>
    <style:style style:name="Control" style:family="graphic" style:parent-style-name="Binary">
      <style:graphic-properties draw:fill="none" loext:fill-use-slide-background="false"/>
    </style:style>
    <style:style style:name="Biconnected" style:family="graphic" style:parent-style-name="Annotations">
      <style:graphic-properties draw:fill="solid" draw:fill-color="#ffffff" loext:fill-use-slide-background="false" draw:opacity="50%" draw:textarea-vertical-align="middle" draw:shadow-color="#000000" draw:shadow-opacity="50%"/>
    </style:style>
  </office:styles>
  <office:automatic-styles>
    <style:page-layout style:name="PM0">
      <style:page-layout-properties fo:margin-top="1cm" fo:margin-bottom="1cm" fo:margin-left="1cm" fo:margin-right="1cm" fo:page-width="3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utations"/>
      <draw:layer draw:name="Edges"/>
      <draw:layer draw:name="Vertices"/>
      <draw:layer draw:name="Annotations"/>
      <draw:layer draw:name="wtf"/>
      <draw:layer draw:name="Sequenc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3:26:26.769549191</meta:creation-date>
    <meta:print-date>2024-02-22T12:51:15.031673831</meta:print-date>
    <meta:printed-by>PDF files: Patrick Fournier</meta:printed-by>
    <dc:date>2024-05-29T00:45:47.932385530</dc:date>
    <meta:editing-duration>P4DT7H31M46S</meta:editing-duration>
    <meta:editing-cycles>95</meta:editing-cycles>
    <meta:generator>LibreOffice/7.6.6.3$Linux_X86_64 LibreOffice_project/60$Build-3</meta:generator>
    <meta:document-statistic meta:object-count="407"/>
  </office:meta>
</office:document-meta>
</file>